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text-properties style:font-name="Times New Roman" fo:font-size="12pt" officeooo:rsid="001c627b" officeooo:paragraph-rsid="000c9ae9" style:font-name-asian="Times New Roman1" style:font-size-asian="12pt" style:font-name-complex="Times New Roman1" style:font-size-complex="12pt"/>
    </style:style>
    <style:style style:name="P2" style:family="paragraph" style:parent-style-name="Standard">
      <style:paragraph-properties fo:margin-left="0in" fo:margin-right="0in" fo:line-height="150%" fo:text-indent="0in" style:auto-text-indent="false"/>
      <style:text-properties style:font-name="Times New Roman" fo:font-size="12pt" officeooo:paragraph-rsid="00009c47" style:font-name-asian="Times New Roman1" style:font-size-asian="12pt" style:font-name-complex="Times New Roman1" style:font-size-complex="12pt"/>
    </style:style>
    <style:style style:name="P3" style:family="paragraph" style:parent-style-name="Standard">
      <style:paragraph-properties fo:margin-left="0.25in" fo:margin-right="0in" fo:line-height="150%" fo:text-indent="0in" style:auto-text-indent="false"/>
      <style:text-properties style:font-name="Times New Roman" fo:font-size="12pt" officeooo:paragraph-rsid="00009c47" style:font-name-asian="Times New Roman1" style:font-size-asian="12pt" style:font-name-complex="Times New Roman1" style:font-size-complex="12pt"/>
    </style:style>
    <style:style style:name="P4" style:family="paragraph" style:parent-style-name="Text_20_body">
      <style:paragraph-properties fo:line-height="150%"/>
      <style:text-properties style:font-name="Times New Roman" fo:font-size="12pt" fo:font-weight="normal" officeooo:rsid="002c24e9" officeooo:paragraph-rsid="003088ff" style:font-name-asian="Times New Roman1" style:font-size-asian="12pt" style:font-weight-asian="normal" style:font-name-complex="Times New Roman1" style:font-size-complex="12pt" style:font-weight-complex="normal"/>
    </style:style>
    <style:style style:name="P5" style:family="paragraph" style:parent-style-name="Text_20_body">
      <style:paragraph-properties fo:line-height="150%"/>
      <style:text-properties style:font-name="Times New Roman" fo:font-size="12pt" fo:font-weight="normal" officeooo:rsid="002c24e9" officeooo:paragraph-rsid="005c6287" style:font-name-asian="Times New Roman1" style:font-size-asian="12pt" style:font-weight-asian="normal" style:font-name-complex="Times New Roman1" style:font-size-complex="12pt" style:font-weight-complex="normal"/>
    </style:style>
    <style:style style:name="P6" style:family="paragraph" style:parent-style-name="Text_20_body">
      <style:paragraph-properties fo:line-height="150%"/>
      <style:text-properties style:font-name="Times New Roman" fo:font-size="12pt" fo:font-weight="normal" officeooo:rsid="002c24e9" officeooo:paragraph-rsid="00725d2f" style:font-name-asian="Times New Roman1" style:font-size-asian="12pt" style:font-weight-asian="normal" style:font-name-complex="Times New Roman1" style:font-size-complex="12pt" style:font-weight-complex="normal"/>
    </style:style>
    <style:style style:name="P7" style:family="paragraph" style:parent-style-name="Text_20_body">
      <style:paragraph-properties fo:line-height="150%"/>
      <style:text-properties style:font-name="Times New Roman" fo:font-size="12pt" fo:font-weight="normal" officeooo:rsid="002c24e9" officeooo:paragraph-rsid="005f3388" style:font-name-asian="Times New Roman1" style:font-size-asian="12pt" style:font-weight-asian="normal" style:font-name-complex="Times New Roman1" style:font-size-complex="12pt" style:font-weight-complex="normal"/>
    </style:style>
    <style:style style:name="P8" style:family="paragraph" style:parent-style-name="Text_20_body">
      <style:paragraph-properties fo:line-height="150%"/>
      <style:text-properties style:font-name="Times New Roman" fo:font-size="12pt" fo:font-weight="normal" officeooo:rsid="00290680" officeooo:paragraph-rsid="00515620" style:font-name-asian="Times New Roman1" style:font-size-asian="12pt" style:font-weight-asian="normal" style:font-name-complex="Times New Roman1" style:font-size-complex="12pt" style:font-weight-complex="normal"/>
    </style:style>
    <style:style style:name="P9" style:family="paragraph" style:parent-style-name="Text_20_body">
      <style:paragraph-properties fo:line-height="150%"/>
      <style:text-properties style:font-name="Times New Roman" fo:font-size="12pt" fo:font-weight="normal" officeooo:rsid="004ecc76" officeooo:paragraph-rsid="004ecc76" style:font-name-asian="Times New Roman1" style:font-size-asian="12pt" style:font-weight-asian="normal" style:font-name-complex="Times New Roman1" style:font-size-complex="12pt" style:font-weight-complex="normal"/>
    </style:style>
    <style:style style:name="P10" style:family="paragraph" style:parent-style-name="Text_20_body">
      <style:paragraph-properties fo:line-height="150%"/>
      <style:text-properties style:font-name="Times New Roman" fo:font-size="12pt" fo:font-weight="bold" officeooo:rsid="0054b7e3" officeooo:paragraph-rsid="0054b7e3" style:font-name-asian="Times New Roman1" style:font-size-asian="12pt" style:font-weight-asian="bold" style:font-name-complex="Times New Roman1" style:font-size-complex="12pt" style:font-weight-complex="bold"/>
    </style:style>
    <style:style style:name="P11" style:family="paragraph" style:parent-style-name="Text_20_body">
      <style:paragraph-properties fo:line-height="150%"/>
      <style:text-properties style:font-name="Times New Roman" fo:font-size="12pt" fo:font-weight="bold" officeooo:rsid="00290680" officeooo:paragraph-rsid="00290680" style:font-name-asian="Times New Roman1" style:font-size-asian="12pt" style:font-weight-asian="bold" style:font-name-complex="Times New Roman1" style:font-size-complex="12pt" style:font-weight-complex="bold"/>
    </style:style>
    <style:style style:name="P12" style:family="paragraph" style:parent-style-name="Text_20_body">
      <style:paragraph-properties fo:line-height="150%"/>
      <style:text-properties style:font-name="Times New Roman" fo:font-size="12pt" fo:font-weight="bold" officeooo:rsid="005f3388" officeooo:paragraph-rsid="005f3388"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line-height="150%"/>
      <style:text-properties style:font-name="Times New Roman" fo:font-size="12pt" fo:font-weight="bold" officeooo:rsid="00045106" officeooo:paragraph-rsid="00045106" style:font-name-asian="Times New Roman1" style:font-size-asian="12pt" style:font-weight-asian="bold" style:font-name-complex="Times New Roman1" style:font-size-complex="12pt"/>
    </style:style>
    <style:style style:name="P14" style:family="paragraph" style:parent-style-name="Standard">
      <style:paragraph-properties fo:line-height="150%"/>
      <style:text-properties style:font-name="Times New Roman" fo:font-size="12pt" fo:font-weight="bold" officeooo:paragraph-rsid="00009c47" style:font-name-asian="Times New Roman1" style:font-size-asian="12pt" style:font-weight-asian="bold" style:font-name-complex="Times New Roman1" style:font-size-complex="12pt"/>
    </style:style>
    <style:style style:name="P15" style:family="paragraph" style:parent-style-name="Text_20_body">
      <style:paragraph-properties fo:line-height="150%"/>
      <style:text-properties style:font-name="Times New Roman" fo:font-size="12pt" fo:font-style="italic" fo:font-weight="normal" officeooo:rsid="0054b7e3" officeooo:paragraph-rsid="0054b7e3" style:font-name-asian="Times New Roman1" style:font-size-asian="12pt" style:font-style-asian="italic" style:font-weight-asian="normal" style:font-name-complex="Times New Roman1" style:font-size-complex="12pt" style:font-style-complex="italic" style:font-weight-complex="normal"/>
    </style:style>
    <style:style style:name="P16" style:family="paragraph" style:parent-style-name="Text_20_body">
      <style:paragraph-properties fo:line-height="150%"/>
      <style:text-properties style:font-name="Times New Roman" fo:font-size="12pt" fo:font-style="italic" fo:font-weight="normal" officeooo:rsid="00557b46" officeooo:paragraph-rsid="00557b46" style:font-name-asian="Times New Roman1" style:font-size-asian="12pt" style:font-style-asian="italic" style:font-weight-asian="normal" style:font-name-complex="Times New Roman1" style:font-size-complex="12pt" style:font-style-complex="italic" style:font-weight-complex="normal"/>
    </style:style>
    <style:style style:name="P17" style:family="paragraph" style:parent-style-name="Text_20_body">
      <style:paragraph-properties fo:line-height="150%"/>
      <style:text-properties style:font-name="Times New Roman" fo:font-size="12pt" fo:font-style="italic" fo:font-weight="normal" officeooo:rsid="00557b46" officeooo:paragraph-rsid="0056feb2" style:font-name-asian="Times New Roman1" style:font-size-asian="12pt" style:font-style-asian="italic" style:font-weight-asian="normal" style:font-name-complex="Times New Roman1" style:font-size-complex="12pt" style:font-style-complex="italic" style:font-weight-complex="normal"/>
    </style:style>
    <style:style style:name="P18" style:family="paragraph" style:parent-style-name="Text_20_body">
      <style:paragraph-properties fo:line-height="150%"/>
      <style:text-properties style:font-name="Times New Roman" fo:font-size="12pt" fo:font-style="italic" fo:font-weight="normal" officeooo:rsid="005aec8d" officeooo:paragraph-rsid="005aec8d" style:font-name-asian="Times New Roman1" style:font-size-asian="12pt" style:font-style-asian="italic" style:font-weight-asian="normal" style:font-name-complex="Times New Roman1" style:font-size-complex="12pt" style:font-style-complex="italic" style:font-weight-complex="normal"/>
    </style:style>
    <style:style style:name="P19" style:family="paragraph" style:parent-style-name="Text_20_body">
      <style:paragraph-properties fo:line-height="150%"/>
      <style:text-properties style:font-name="Times New Roman" fo:font-size="12pt" fo:font-style="italic" fo:font-weight="normal" officeooo:rsid="00515620" officeooo:paragraph-rsid="00515620" style:font-name-asian="Times New Roman1" style:font-size-asian="12pt" style:font-style-asian="italic" style:font-weight-asian="normal" style:font-name-complex="Times New Roman1" style:font-size-complex="12pt" style:font-style-complex="italic" style:font-weight-complex="normal"/>
    </style:style>
    <style:style style:name="P20" style:family="paragraph" style:parent-style-name="Text_20_body">
      <style:paragraph-properties fo:line-height="150%"/>
      <style:text-properties style:font-name="Times New Roman" fo:font-size="12pt" fo:font-style="normal" fo:font-weight="normal" officeooo:rsid="0054b7e3" officeooo:paragraph-rsid="00f505a5" style:font-name-asian="Times New Roman1" style:font-size-asian="12pt" style:font-style-asian="normal" style:font-weight-asian="normal" style:font-name-complex="Times New Roman1" style:font-size-complex="12pt" style:font-style-complex="normal" style:font-weight-complex="normal"/>
    </style:style>
    <style:style style:name="P21" style:family="paragraph" style:parent-style-name="Text_20_body">
      <style:paragraph-properties fo:line-height="150%"/>
      <style:text-properties style:font-name="Times New Roman" fo:font-size="12pt" fo:font-style="normal" fo:font-weight="normal" officeooo:rsid="0054b7e3" officeooo:paragraph-rsid="00f1d52b" style:font-name-asian="Times New Roman1" style:font-size-asian="12pt" style:font-style-asian="normal" style:font-weight-asian="normal" style:font-name-complex="Times New Roman1" style:font-size-complex="12pt" style:font-style-complex="normal" style:font-weight-complex="normal"/>
    </style:style>
    <style:style style:name="P22" style:family="paragraph" style:parent-style-name="Text_20_body">
      <style:paragraph-properties fo:line-height="150%"/>
      <style:text-properties style:font-name="Times New Roman" fo:font-size="12pt" fo:font-style="normal" fo:font-weight="normal" officeooo:rsid="0054b7e3" officeooo:paragraph-rsid="0089c04d" style:font-name-asian="Times New Roman1" style:font-size-asian="12pt" style:font-style-asian="normal" style:font-weight-asian="normal" style:font-name-complex="Times New Roman1" style:font-size-complex="12pt" style:font-style-complex="normal" style:font-weight-complex="normal"/>
    </style:style>
    <style:style style:name="P23" style:family="paragraph" style:parent-style-name="Text_20_body">
      <style:paragraph-properties fo:line-height="150%"/>
      <style:text-properties style:font-name="Times New Roman" fo:font-size="12pt" fo:font-style="normal" fo:font-weight="normal" officeooo:rsid="00951547" officeooo:paragraph-rsid="00a55f95" style:font-name-asian="Times New Roman1" style:font-size-asian="12pt" style:font-style-asian="normal" style:font-weight-asian="normal" style:font-name-complex="Times New Roman1" style:font-size-complex="12pt" style:font-style-complex="normal" style:font-weight-complex="normal"/>
    </style:style>
    <style:style style:name="P24" style:family="paragraph" style:parent-style-name="Text_20_body">
      <style:paragraph-properties fo:line-height="150%"/>
      <style:text-properties style:font-name="Times New Roman" fo:font-size="12pt" fo:font-style="normal" fo:font-weight="normal" officeooo:rsid="0056feb2" officeooo:paragraph-rsid="0056feb2"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Text_20_body">
      <style:paragraph-properties fo:line-height="150%"/>
      <style:text-properties style:font-name="Times New Roman" fo:font-size="12pt" fo:font-style="normal" fo:font-weight="normal" officeooo:rsid="00586b12" officeooo:paragraph-rsid="00586b12"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Text_20_body">
      <style:paragraph-properties fo:line-height="150%"/>
      <style:text-properties style:font-name="Times New Roman" fo:font-size="12pt" fo:font-style="normal" fo:font-weight="normal" officeooo:rsid="005aec8d" officeooo:paragraph-rsid="005aec8d" style:font-name-asian="Times New Roman1" style:font-size-asian="12pt" style:font-style-asian="normal" style:font-weight-asian="normal" style:font-name-complex="Times New Roman1" style:font-size-complex="12pt" style:font-style-complex="normal" style:font-weight-complex="normal"/>
    </style:style>
    <style:style style:name="P27" style:family="paragraph" style:parent-style-name="Text_20_body">
      <style:paragraph-properties fo:line-height="150%"/>
      <style:text-properties style:font-name="Times New Roman" fo:font-size="12pt" fo:font-style="normal" fo:font-weight="normal" officeooo:rsid="001473f9" officeooo:paragraph-rsid="00515620" style:font-name-asian="Times New Roman1" style:font-size-asian="12pt" style:font-style-asian="normal" style:font-weight-asian="normal" style:font-name-complex="Times New Roman1" style:font-size-complex="12pt" style:font-style-complex="normal" style:font-weight-complex="normal"/>
    </style:style>
    <style:style style:name="P28" style:family="paragraph" style:parent-style-name="Text_20_body">
      <style:paragraph-properties fo:line-height="150%"/>
      <style:text-properties fo:font-weight="bold" officeooo:rsid="000d32f3" officeooo:paragraph-rsid="000d32f3" style:font-weight-asian="bold" style:font-weight-complex="bold"/>
    </style:style>
    <style:style style:name="P29" style:family="paragraph" style:parent-style-name="Text_20_body">
      <style:paragraph-properties fo:line-height="150%"/>
      <style:text-properties officeooo:paragraph-rsid="00b3ff38"/>
    </style:style>
    <style:style style:name="P30" style:family="paragraph" style:parent-style-name="Text_20_body">
      <style:paragraph-properties fo:line-height="150%"/>
      <style:text-properties officeooo:paragraph-rsid="000d32f3"/>
    </style:style>
    <style:style style:name="P31" style:family="paragraph" style:parent-style-name="Standard">
      <style:paragraph-properties fo:line-height="150%"/>
      <style:text-properties officeooo:paragraph-rsid="003088ff"/>
    </style:style>
    <style:style style:name="P32" style:family="paragraph" style:parent-style-name="Standard">
      <style:paragraph-properties fo:margin-left="0.25in" fo:margin-right="0in" fo:line-height="150%" fo:text-indent="0in" style:auto-text-indent="false"/>
      <style:text-properties officeooo:paragraph-rsid="00009c47"/>
    </style:style>
    <style:style style:name="P33" style:family="paragraph" style:parent-style-name="Standard">
      <style:paragraph-properties fo:line-height="150%"/>
      <style:text-properties officeooo:paragraph-rsid="00009c47"/>
    </style:style>
    <style:style style:name="P34" style:family="paragraph" style:parent-style-name="Text_20_body">
      <style:paragraph-properties fo:line-height="150%"/>
      <style:text-properties officeooo:paragraph-rsid="011441ff"/>
    </style:style>
    <style:style style:name="P35" style:family="paragraph" style:parent-style-name="Standard" style:master-page-name="Standard">
      <style:paragraph-properties fo:line-height="150%" fo:text-align="center" style:justify-single-word="false" style:page-number="1"/>
      <style:text-properties style:font-name="Times New Roman" fo:font-size="12pt" fo:font-weight="bold" officeooo:rsid="0002887f" officeooo:paragraph-rsid="00009c47" style:font-name-asian="Times New Roman1" style:font-size-asian="12pt" style:font-weight-asian="bold" style:font-name-complex="Times New Roman1" style:font-size-complex="12pt"/>
    </style:style>
    <style:style style:name="P36" style:family="paragraph" style:parent-style-name="Text_20_body">
      <style:paragraph-properties fo:line-height="150%"/>
      <style:text-properties style:font-name="Times New Roman" fo:font-size="12pt" fo:font-style="normal" fo:font-weight="normal" officeooo:rsid="0054b7e3" officeooo:paragraph-rsid="011ea320" style:font-name-asian="Times New Roman1" style:font-size-asian="12pt" style:font-style-asian="normal" style:font-weight-asian="normal" style:font-name-complex="Times New Roman1" style:font-size-complex="12pt" style:font-style-complex="normal" style:font-weight-complex="normal"/>
    </style:style>
    <style:style style:name="P37" style:family="paragraph" style:parent-style-name="Text_20_body">
      <style:paragraph-properties fo:line-height="150%"/>
      <style:text-properties style:font-name="Times New Roman" fo:font-size="12pt" fo:font-style="italic" fo:font-weight="normal" officeooo:rsid="00557b46" officeooo:paragraph-rsid="0056feb2" style:font-name-asian="Times New Roman1" style:font-size-asian="12pt" style:font-style-asian="italic" style:font-weight-asian="normal" style:font-name-complex="Times New Roman1" style:font-size-complex="12pt" style:font-style-complex="italic" style:font-weight-complex="normal"/>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009c47" style:font-name-asian="Times New Roman1" style:font-size-asian="12pt" style:font-name-complex="Times New Roman1" style:font-size-complex="12pt"/>
    </style:style>
    <style:style style:name="T3" style:family="text">
      <style:text-properties style:font-name="Times New Roman" fo:font-size="12pt" officeooo:rsid="0006ac63" style:font-name-asian="Times New Roman1" style:font-size-asian="12pt" style:font-name-complex="Times New Roman1" style:font-size-complex="12pt"/>
    </style:style>
    <style:style style:name="T4" style:family="text">
      <style:text-properties style:font-name="Times New Roman" fo:font-size="12pt" officeooo:rsid="000cc5c2" style:font-name-asian="Times New Roman1" style:font-size-asian="12pt" style:font-name-complex="Times New Roman1" style:font-size-complex="12pt"/>
    </style:style>
    <style:style style:name="T5" style:family="text">
      <style:text-properties style:font-name="Times New Roman" fo:font-size="12pt" officeooo:rsid="000d32f3" style:font-name-asian="Times New Roman1" style:font-size-asian="12pt" style:font-name-complex="Times New Roman1" style:font-size-complex="12pt"/>
    </style:style>
    <style:style style:name="T6" style:family="text">
      <style:text-properties style:font-name="Times New Roman" fo:font-size="12pt" officeooo:rsid="0016f72f" style:font-name-asian="Times New Roman1" style:font-size-asian="12pt" style:font-name-complex="Times New Roman1" style:font-size-complex="12pt"/>
    </style:style>
    <style:style style:name="T7" style:family="text">
      <style:text-properties style:font-name="Times New Roman" fo:font-size="12pt" officeooo:rsid="001736b4" style:font-name-asian="Times New Roman1" style:font-size-asian="12pt" style:font-name-complex="Times New Roman1" style:font-size-complex="12pt"/>
    </style:style>
    <style:style style:name="T8" style:family="text">
      <style:text-properties style:font-name="Times New Roman" fo:font-size="12pt" officeooo:rsid="001b9711" style:font-name-asian="Times New Roman1" style:font-size-asian="12pt" style:font-name-complex="Times New Roman1" style:font-size-complex="12pt"/>
    </style:style>
    <style:style style:name="T9" style:family="text">
      <style:text-properties style:font-name="Times New Roman" fo:font-size="12pt" officeooo:rsid="001c627b" style:font-name-asian="Times New Roman1" style:font-size-asian="12pt" style:font-name-complex="Times New Roman1" style:font-size-complex="12pt"/>
    </style:style>
    <style:style style:name="T10" style:family="text">
      <style:text-properties style:font-name="Times New Roman" fo:font-size="12pt" officeooo:rsid="001e5351" style:font-name-asian="Times New Roman1" style:font-size-asian="12pt" style:font-name-complex="Times New Roman1" style:font-size-complex="12pt"/>
    </style:style>
    <style:style style:name="T11" style:family="text">
      <style:text-properties style:font-name="Times New Roman" fo:font-size="12pt" officeooo:rsid="006da0af" style:font-name-asian="Times New Roman1" style:font-size-asian="12pt" style:font-name-complex="Times New Roman1" style:font-size-complex="12pt"/>
    </style:style>
    <style:style style:name="T12" style:family="text">
      <style:text-properties style:font-name="Times New Roman" fo:font-size="12pt" officeooo:rsid="006ed4c5" style:font-name-asian="Times New Roman1" style:font-size-asian="12pt" style:font-name-complex="Times New Roman1" style:font-size-complex="12pt"/>
    </style:style>
    <style:style style:name="T13" style:family="text">
      <style:text-properties style:font-name="Times New Roman" fo:font-size="12pt" officeooo:rsid="006feff3" style:font-name-asian="Times New Roman1" style:font-size-asian="12pt" style:font-name-complex="Times New Roman1" style:font-size-complex="12pt"/>
    </style:style>
    <style:style style:name="T14" style:family="text">
      <style:text-properties style:font-name="Times New Roman" fo:font-size="12pt" officeooo:rsid="007fac23" style:font-name-asian="Times New Roman1" style:font-size-asian="12pt" style:font-name-complex="Times New Roman1" style:font-size-complex="12pt"/>
    </style:style>
    <style:style style:name="T15" style:family="text">
      <style:text-properties style:font-name="Times New Roman" fo:font-size="12pt" officeooo:rsid="00ab0eb8" style:font-name-asian="Times New Roman1" style:font-size-asian="12pt" style:font-name-complex="Times New Roman1" style:font-size-complex="12pt"/>
    </style:style>
    <style:style style:name="T16" style:family="text">
      <style:text-properties style:font-name="Times New Roman" fo:font-size="12pt" officeooo:rsid="011441ff" style:font-name-asian="Times New Roman1" style:font-size-asian="12pt" style:font-name-complex="Times New Roman1" style:font-size-complex="12pt"/>
    </style:style>
    <style:style style:name="T17" style:family="text">
      <style:text-properties style:font-name="Times New Roman" fo:font-size="12pt" officeooo:rsid="01162377" style:font-name-asian="Times New Roman1" style:font-size-asian="12pt" style:font-name-complex="Times New Roman1" style:font-size-complex="12pt"/>
    </style:style>
    <style:style style:name="T18" style:family="text">
      <style:text-properties style:font-name="Times New Roman" fo:font-size="12pt" officeooo:rsid="012a7db2" style:font-name-asian="Times New Roman1" style:font-size-asian="12pt" style:font-name-complex="Times New Roman1" style:font-size-complex="12pt"/>
    </style:style>
    <style:style style:name="T19" style:family="text">
      <style:text-properties style:font-name="Times New Roman" fo:font-size="12pt" fo:font-weight="bold" style:font-name-asian="Times New Roman1" style:font-size-asian="12pt" style:font-weight-asian="bold" style:font-name-complex="Times New Roman1" style:font-size-complex="12pt"/>
    </style:style>
    <style:style style:name="T20" style:family="text">
      <style:text-properties style:font-name="Times New Roman" fo:font-size="12pt" fo:font-weight="bold" officeooo:rsid="00009c47" style:font-name-asian="Times New Roman1" style:font-size-asian="12pt" style:font-weight-asian="bold" style:font-name-complex="Times New Roman1" style:font-size-complex="12pt"/>
    </style:style>
    <style:style style:name="T21" style:family="text">
      <style:text-properties style:font-name="Times New Roman" fo:font-size="12pt" fo:font-weight="bold" officeooo:rsid="000d32f3" style:font-name-asian="Times New Roman1" style:font-size-asian="12pt" style:font-weight-asian="bold" style:font-name-complex="Times New Roman1" style:font-size-complex="12pt" style:font-weight-complex="bold"/>
    </style:style>
    <style:style style:name="T22" style:family="text">
      <style:text-properties style:font-name="Times New Roman" fo:font-size="12pt" fo:font-style="italic" fo:font-weight="normal" officeooo:rsid="0054b7e3" style:font-name-asian="Times New Roman1" style:font-size-asian="12pt" style:font-style-asian="italic" style:font-weight-asian="normal" style:font-name-complex="Times New Roman1" style:font-size-complex="12pt" style:font-style-complex="italic" style:font-weight-complex="normal"/>
    </style:style>
    <style:style style:name="T23"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24" style:family="text">
      <style:text-properties style:font-name="Times New Roman" fo:font-size="12pt" fo:font-weight="normal" officeooo:rsid="000d32f3" style:font-name-asian="Times New Roman1"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2c24e9" style:font-name-asian="Times New Roman1"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3a5878" style:font-name-asian="Times New Roman1" style:font-size-asian="12pt" style:font-weight-asian="normal" style:font-name-complex="Times New Roman1" style:font-size-complex="12pt" style:font-weight-complex="normal"/>
    </style:style>
    <style:style style:name="T27" style:family="text">
      <style:text-properties style:font-name="Times New Roman" fo:font-size="12pt" fo:font-weight="normal" officeooo:rsid="003b19fd" style:font-name-asian="Times New Roman1" style:font-size-asian="12pt" style:font-weight-asian="normal" style:font-name-complex="Times New Roman1" style:font-size-complex="12pt" style:font-weight-complex="normal"/>
    </style:style>
    <style:style style:name="T28" style:family="text">
      <style:text-properties style:font-name="Times New Roman" fo:font-size="12pt" fo:font-weight="normal" officeooo:rsid="003dd0e2" style:font-name-asian="Times New Roman1" style:font-size-asian="12pt" style:font-weight-asian="normal" style:font-name-complex="Times New Roman1" style:font-size-complex="12pt" style:font-weight-complex="normal"/>
    </style:style>
    <style:style style:name="T29" style:family="text">
      <style:text-properties style:font-name="Times New Roman" fo:font-size="12pt" fo:font-weight="normal" officeooo:rsid="003f06bc" style:font-name-asian="Times New Roman1" style:font-size-asian="12pt" style:font-weight-asian="normal" style:font-name-complex="Times New Roman1" style:font-size-complex="12pt" style:font-weight-complex="normal"/>
    </style:style>
    <style:style style:name="T30" style:family="text">
      <style:text-properties style:font-name="Times New Roman" fo:font-size="12pt" fo:font-weight="normal" officeooo:rsid="00957a65" style:font-name-asian="Times New Roman1" style:font-size-asian="12pt" style:font-weight-asian="normal" style:font-name-complex="Times New Roman1" style:font-size-complex="12pt" style:font-weight-complex="normal"/>
    </style:style>
    <style:style style:name="T31" style:family="text">
      <style:text-properties style:font-name="Times New Roman" fo:font-size="12pt" fo:font-style="normal" fo:font-weight="normal" officeooo:rsid="00a6ef3d" style:font-name-asian="Times New Roman1" style:font-size-asian="12pt" style:font-style-asian="normal" style:font-weight-asian="normal" style:font-name-complex="Times New Roman1" style:font-size-complex="12pt" style:font-style-complex="normal" style:font-weight-complex="normal"/>
    </style:style>
    <style:style style:name="T32" style:family="text">
      <style:text-properties style:font-name="Times New Roman" fo:font-size="12pt" fo:font-style="normal" fo:font-weight="normal" officeooo:rsid="00a82cae" style:font-name-asian="Times New Roman1"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font-style="normal" fo:font-weight="normal" officeooo:rsid="00abec69" style:font-name-asian="Times New Roman1" style:font-size-asian="12pt" style:font-style-asian="normal" style:font-weight-asian="normal" style:font-name-complex="Times New Roman1" style:font-size-complex="12pt" style:font-style-complex="normal" style:font-weight-complex="normal"/>
    </style:style>
    <style:style style:name="T34" style:family="text">
      <style:text-properties style:font-name="Times New Roman" fo:font-size="12pt" fo:font-style="normal" fo:font-weight="normal" officeooo:rsid="00ad33f3" style:font-name-asian="Times New Roman1" style:font-size-asian="12pt" style:font-style-asian="normal" style:font-weight-asian="normal" style:font-name-complex="Times New Roman1" style:font-size-complex="12pt" style:font-style-complex="normal" style:font-weight-complex="normal"/>
    </style:style>
    <style:style style:name="T35" style:family="text">
      <style:text-properties style:font-name="Times New Roman" fo:font-size="12pt" fo:font-style="normal" fo:font-weight="normal" officeooo:rsid="00ae7d67" style:font-name-asian="Times New Roman1" style:font-size-asian="12pt" style:font-style-asian="normal" style:font-weight-asian="normal" style:font-name-complex="Times New Roman1" style:font-size-complex="12pt" style:font-style-complex="normal" style:font-weight-complex="normal"/>
    </style:style>
    <style:style style:name="T36" style:family="text">
      <style:text-properties style:font-name="Times New Roman" fo:font-size="12pt" fo:font-style="normal" fo:font-weight="normal" officeooo:rsid="00b04591" style:font-name-asian="Times New Roman1" style:font-size-asian="12pt" style:font-style-asian="normal" style:font-weight-asian="normal" style:font-name-complex="Times New Roman1" style:font-size-complex="12pt" style:font-style-complex="normal" style:font-weight-complex="normal"/>
    </style:style>
    <style:style style:name="T37" style:family="text">
      <style:text-properties style:font-name="Times New Roman" fo:font-size="12pt" fo:font-style="normal" fo:font-weight="normal" officeooo:rsid="00b18190" style:font-name-asian="Times New Roman1"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Times New Roman" fo:font-size="12pt" fo:font-style="normal" fo:font-weight="normal" officeooo:rsid="00b3ff38" style:font-name-asian="Times New Roman1" style:font-size-asian="12pt" style:font-style-asian="normal" style:font-weight-asian="normal" style:font-name-complex="Times New Roman1" style:font-size-complex="12pt" style:font-style-complex="normal" style:font-weight-complex="normal"/>
    </style:style>
    <style:style style:name="T39" style:family="text">
      <style:text-properties style:font-name="Times New Roman" fo:font-size="12pt" fo:font-style="normal" fo:font-weight="normal" officeooo:rsid="01048985" style:font-name-asian="Times New Roman1" style:font-size-asian="12pt" style:font-style-asian="normal" style:font-weight-asian="normal" style:font-name-complex="Times New Roman1" style:font-size-complex="12pt" style:font-style-complex="normal" style:font-weight-complex="normal"/>
    </style:style>
    <style:style style:name="T40" style:family="text">
      <style:text-properties style:font-name="Times New Roman" fo:font-size="12pt" fo:font-style="normal" fo:font-weight="normal" officeooo:rsid="01057648" style:font-name-asian="Times New Roman1" style:font-size-asian="12pt" style:font-style-asian="normal" style:font-weight-asian="normal" style:font-name-complex="Times New Roman1" style:font-size-complex="12pt" style:font-style-complex="normal" style:font-weight-complex="normal"/>
    </style:style>
    <style:style style:name="T41" style:family="text">
      <style:text-properties style:text-position="super 58%" style:font-name="Times New Roman" fo:font-size="12pt" fo:font-weight="bold" style:font-name-asian="Times New Roman1" style:font-size-asian="12pt" style:font-weight-asian="bold" style:font-name-complex="Times New Roman1" style:font-size-complex="12pt"/>
    </style:style>
    <style:style style:name="T42" style:family="text">
      <style:text-properties style:text-position="super 58%" style:font-name="Times New Roman" fo:font-size="12pt" fo:font-weight="bold" officeooo:rsid="00009c47" style:font-name-asian="Times New Roman1" style:font-size-asian="12pt" style:font-weight-asian="bold" style:font-name-complex="Times New Roman1" style:font-size-complex="12pt"/>
    </style:style>
    <style:style style:name="T43" style:family="text">
      <style:text-properties style:text-position="super 58%" style:font-name="Times New Roman" fo:font-size="12pt" style:font-name-asian="Times New Roman1" style:font-size-asian="12pt" style:font-name-complex="Times New Roman1" style:font-size-complex="12pt"/>
    </style:style>
    <style:style style:name="T44" style:family="text">
      <style:text-properties officeooo:rsid="002dee78"/>
    </style:style>
    <style:style style:name="T45" style:family="text">
      <style:text-properties officeooo:rsid="002f6d20"/>
    </style:style>
    <style:style style:name="T46" style:family="text">
      <style:text-properties officeooo:rsid="0030506f"/>
    </style:style>
    <style:style style:name="T47" style:family="text">
      <style:text-properties officeooo:rsid="003472b0"/>
    </style:style>
    <style:style style:name="T48" style:family="text">
      <style:text-properties officeooo:rsid="00349c8b"/>
    </style:style>
    <style:style style:name="T49" style:family="text">
      <style:text-properties officeooo:rsid="00360159"/>
    </style:style>
    <style:style style:name="T50" style:family="text">
      <style:text-properties officeooo:rsid="0036b53d"/>
    </style:style>
    <style:style style:name="T51" style:family="text">
      <style:text-properties officeooo:rsid="00371ccb"/>
    </style:style>
    <style:style style:name="T52" style:family="text">
      <style:text-properties officeooo:rsid="00413a04"/>
    </style:style>
    <style:style style:name="T53" style:family="text">
      <style:text-properties officeooo:rsid="0041fae4"/>
    </style:style>
    <style:style style:name="T54" style:family="text">
      <style:text-properties officeooo:rsid="0045c002"/>
    </style:style>
    <style:style style:name="T55" style:family="text">
      <style:text-properties officeooo:rsid="00472b10"/>
    </style:style>
    <style:style style:name="T56" style:family="text">
      <style:text-properties officeooo:rsid="00472dc3"/>
    </style:style>
    <style:style style:name="T57" style:family="text">
      <style:text-properties officeooo:rsid="004736b1"/>
    </style:style>
    <style:style style:name="T58" style:family="text">
      <style:text-properties officeooo:rsid="00488e30"/>
    </style:style>
    <style:style style:name="T59" style:family="text">
      <style:text-properties officeooo:rsid="004b1bd6"/>
    </style:style>
    <style:style style:name="T60" style:family="text">
      <style:text-properties officeooo:rsid="004f38ef"/>
    </style:style>
    <style:style style:name="T61" style:family="text">
      <style:text-properties officeooo:rsid="004f78ca"/>
    </style:style>
    <style:style style:name="T62" style:family="text">
      <style:text-properties officeooo:rsid="00515620"/>
    </style:style>
    <style:style style:name="T63" style:family="text">
      <style:text-properties officeooo:rsid="00530970"/>
    </style:style>
    <style:style style:name="T64" style:family="text">
      <style:text-properties officeooo:rsid="00586b12"/>
    </style:style>
    <style:style style:name="T65" style:family="text">
      <style:text-properties officeooo:rsid="005c6287"/>
    </style:style>
    <style:style style:name="T66" style:family="text">
      <style:text-properties officeooo:rsid="005e3cf5"/>
    </style:style>
    <style:style style:name="T67" style:family="text">
      <style:text-properties officeooo:rsid="005ec616"/>
    </style:style>
    <style:style style:name="T68" style:family="text">
      <style:text-properties officeooo:rsid="005f4816"/>
    </style:style>
    <style:style style:name="T69" style:family="text">
      <style:text-properties officeooo:rsid="006422db"/>
    </style:style>
    <style:style style:name="T70" style:family="text">
      <style:text-properties officeooo:rsid="0065a493"/>
    </style:style>
    <style:style style:name="T71" style:family="text">
      <style:text-properties officeooo:rsid="0066d1b0"/>
    </style:style>
    <style:style style:name="T72" style:family="text">
      <style:text-properties officeooo:rsid="006a222c"/>
    </style:style>
    <style:style style:name="T73" style:family="text">
      <style:text-properties officeooo:rsid="006b7a04"/>
    </style:style>
    <style:style style:name="T74" style:family="text">
      <style:text-properties officeooo:rsid="007100fc"/>
    </style:style>
    <style:style style:name="T75" style:family="text">
      <style:text-properties officeooo:rsid="00725d2f"/>
    </style:style>
    <style:style style:name="T76" style:family="text">
      <style:text-properties officeooo:rsid="0073c2bf"/>
    </style:style>
    <style:style style:name="T77" style:family="text">
      <style:text-properties officeooo:rsid="0074be55"/>
    </style:style>
    <style:style style:name="T78" style:family="text">
      <style:text-properties officeooo:rsid="007a466c"/>
    </style:style>
    <style:style style:name="T79" style:family="text">
      <style:text-properties officeooo:rsid="007af948"/>
    </style:style>
    <style:style style:name="T80" style:family="text">
      <style:text-properties officeooo:rsid="007db4b3"/>
    </style:style>
    <style:style style:name="T81" style:family="text">
      <style:text-properties officeooo:rsid="007f3d80"/>
    </style:style>
    <style:style style:name="T82" style:family="text">
      <style:text-properties style:text-position="sub 58%" officeooo:rsid="007f3d80"/>
    </style:style>
    <style:style style:name="T83" style:family="text">
      <style:text-properties officeooo:rsid="008296de"/>
    </style:style>
    <style:style style:name="T84" style:family="text">
      <style:text-properties officeooo:rsid="0083451f"/>
    </style:style>
    <style:style style:name="T85" style:family="text">
      <style:text-properties officeooo:rsid="00845b7c"/>
    </style:style>
    <style:style style:name="T86" style:family="text">
      <style:text-properties officeooo:rsid="0086f975"/>
    </style:style>
    <style:style style:name="T87" style:family="text">
      <style:text-properties officeooo:rsid="0089c04d"/>
    </style:style>
    <style:style style:name="T88" style:family="text">
      <style:text-properties officeooo:rsid="0089e5ff"/>
    </style:style>
    <style:style style:name="T89" style:family="text">
      <style:text-properties officeooo:rsid="008b4a3a"/>
    </style:style>
    <style:style style:name="T90" style:family="text">
      <style:text-properties officeooo:rsid="008c926c"/>
    </style:style>
    <style:style style:name="T91" style:family="text">
      <style:text-properties officeooo:rsid="0090a473"/>
    </style:style>
    <style:style style:name="T92" style:family="text">
      <style:text-properties officeooo:rsid="00925697"/>
    </style:style>
    <style:style style:name="T93" style:family="text">
      <style:text-properties officeooo:rsid="009335ae"/>
    </style:style>
    <style:style style:name="T94" style:family="text">
      <style:text-properties officeooo:rsid="0093f4bb"/>
    </style:style>
    <style:style style:name="T95" style:family="text">
      <style:text-properties officeooo:rsid="0094ead6"/>
    </style:style>
    <style:style style:name="T96" style:family="text">
      <style:text-properties officeooo:rsid="00957a65"/>
    </style:style>
    <style:style style:name="T97" style:family="text">
      <style:text-properties fo:font-style="italic" officeooo:rsid="00a3ecae" style:font-style-asian="italic" style:font-style-complex="italic"/>
    </style:style>
    <style:style style:name="T98" style:family="text">
      <style:text-properties officeooo:rsid="009c772f"/>
    </style:style>
    <style:style style:name="T99" style:family="text">
      <style:text-properties officeooo:rsid="00a3ecae"/>
    </style:style>
    <style:style style:name="T100" style:family="text">
      <style:text-properties officeooo:rsid="00a4c63e"/>
    </style:style>
    <style:style style:name="T101" style:family="text">
      <style:text-properties officeooo:rsid="00a55f95"/>
    </style:style>
    <style:style style:name="T102" style:family="text">
      <style:text-properties style:font-name="Liberation Mono" fo:font-size="11pt" fo:font-style="normal" fo:font-weight="normal" officeooo:rsid="00a82cae" style:font-name-asian="Times New Roman1" style:font-size-asian="11pt" style:font-style-asian="normal" style:font-weight-asian="normal" style:font-name-complex="Times New Roman1" style:font-size-complex="12pt" style:font-style-complex="normal" style:font-weight-complex="normal"/>
    </style:style>
    <style:style style:name="T103" style:family="text">
      <style:text-properties officeooo:rsid="00b8aba4"/>
    </style:style>
    <style:style style:name="T104" style:family="text">
      <style:text-properties officeooo:rsid="00ba945c"/>
    </style:style>
    <style:style style:name="T105" style:family="text">
      <style:text-properties officeooo:rsid="00bb8165"/>
    </style:style>
    <style:style style:name="T106" style:family="text">
      <style:text-properties officeooo:rsid="00bc2439"/>
    </style:style>
    <style:style style:name="T107" style:family="text">
      <style:text-properties officeooo:rsid="00bc847d"/>
    </style:style>
    <style:style style:name="T108" style:family="text">
      <style:text-properties officeooo:rsid="00bd7fc5"/>
    </style:style>
    <style:style style:name="T109" style:family="text">
      <style:text-properties officeooo:rsid="00c0284f"/>
    </style:style>
    <style:style style:name="T110" style:family="text">
      <style:text-properties officeooo:rsid="00c07829"/>
    </style:style>
    <style:style style:name="T111" style:family="text">
      <style:text-properties officeooo:rsid="00c2a1cd"/>
    </style:style>
    <style:style style:name="T112" style:family="text">
      <style:text-properties officeooo:rsid="00c46b02"/>
    </style:style>
    <style:style style:name="T113" style:family="text">
      <style:text-properties officeooo:rsid="00c5592f"/>
    </style:style>
    <style:style style:name="T114" style:family="text">
      <style:text-properties officeooo:rsid="00c6c9f2"/>
    </style:style>
    <style:style style:name="T115" style:family="text">
      <style:text-properties officeooo:rsid="00c82284"/>
    </style:style>
    <style:style style:name="T116" style:family="text">
      <style:text-properties officeooo:rsid="00c85827"/>
    </style:style>
    <style:style style:name="T117" style:family="text">
      <style:text-properties officeooo:rsid="00d18790"/>
    </style:style>
    <style:style style:name="T118" style:family="text">
      <style:text-properties officeooo:rsid="00d27f48"/>
    </style:style>
    <style:style style:name="T119" style:family="text">
      <style:text-properties officeooo:rsid="00d73d96"/>
    </style:style>
    <style:style style:name="T120" style:family="text">
      <style:text-properties officeooo:rsid="00e7f36d"/>
    </style:style>
    <style:style style:name="T121" style:family="text">
      <style:text-properties officeooo:rsid="00e8bf36"/>
    </style:style>
    <style:style style:name="T122" style:family="text">
      <style:text-properties officeooo:rsid="00e8d75a"/>
    </style:style>
    <style:style style:name="T123" style:family="text">
      <style:text-properties officeooo:rsid="00e8f127"/>
    </style:style>
    <style:style style:name="T124" style:family="text">
      <style:text-properties officeooo:rsid="00eacfe8"/>
    </style:style>
    <style:style style:name="T125" style:family="text">
      <style:text-properties officeooo:rsid="00eb6e36"/>
    </style:style>
    <style:style style:name="T126" style:family="text">
      <style:text-properties officeooo:rsid="00ebc72b"/>
    </style:style>
    <style:style style:name="T127" style:family="text">
      <style:text-properties officeooo:rsid="00ebfa2a"/>
    </style:style>
    <style:style style:name="T128" style:family="text">
      <style:text-properties officeooo:rsid="00ed43e0"/>
    </style:style>
    <style:style style:name="T129" style:family="text">
      <style:text-properties officeooo:rsid="00ee5faa"/>
    </style:style>
    <style:style style:name="T130" style:family="text">
      <style:text-properties officeooo:rsid="00efb1de"/>
    </style:style>
    <style:style style:name="T131" style:family="text">
      <style:text-properties officeooo:rsid="00f1d52b"/>
    </style:style>
    <style:style style:name="T132" style:family="text">
      <style:text-properties officeooo:rsid="00f45ede"/>
    </style:style>
    <style:style style:name="T133" style:family="text">
      <style:text-properties officeooo:rsid="00f6cd98"/>
    </style:style>
    <style:style style:name="T134" style:family="text">
      <style:text-properties officeooo:rsid="00f7ef57"/>
    </style:style>
    <style:style style:name="T135" style:family="text">
      <style:text-properties officeooo:rsid="00f8535a"/>
    </style:style>
    <style:style style:name="T136" style:family="text">
      <style:text-properties officeooo:rsid="00f9fbaa"/>
    </style:style>
    <style:style style:name="T137" style:family="text">
      <style:text-properties officeooo:rsid="00fa8224"/>
    </style:style>
    <style:style style:name="T138" style:family="text">
      <style:text-properties officeooo:rsid="00fb75d2"/>
    </style:style>
    <style:style style:name="T139" style:family="text">
      <style:text-properties officeooo:rsid="00fc39ed"/>
    </style:style>
    <style:style style:name="T140" style:family="text">
      <style:text-properties officeooo:rsid="00fcb50f"/>
    </style:style>
    <style:style style:name="T141" style:family="text">
      <style:text-properties officeooo:rsid="00fd6d8d"/>
    </style:style>
    <style:style style:name="T142" style:family="text">
      <style:text-properties officeooo:rsid="00fee4a4"/>
    </style:style>
    <style:style style:name="T143" style:family="text">
      <style:text-properties officeooo:rsid="00ff86fd"/>
    </style:style>
    <style:style style:name="T144" style:family="text">
      <style:text-properties officeooo:rsid="0100a8fb"/>
    </style:style>
    <style:style style:name="T145" style:family="text">
      <style:text-properties officeooo:rsid="0108570d"/>
    </style:style>
    <style:style style:name="T146" style:family="text">
      <style:text-properties officeooo:rsid="0109e3e0"/>
    </style:style>
    <style:style style:name="T147" style:family="text">
      <style:text-properties officeooo:rsid="010be2d0"/>
    </style:style>
    <style:style style:name="T148" style:family="text">
      <style:text-properties officeooo:rsid="010cccda"/>
    </style:style>
    <style:style style:name="T149" style:family="text">
      <style:text-properties officeooo:rsid="010d6b76"/>
    </style:style>
    <style:style style:name="T150" style:family="text">
      <style:text-properties officeooo:rsid="010e7d2f"/>
    </style:style>
    <style:style style:name="T151" style:family="text">
      <style:text-properties officeooo:rsid="01101c72"/>
    </style:style>
    <style:style style:name="T152" style:family="text">
      <style:text-properties officeooo:rsid="0117276b"/>
    </style:style>
    <style:style style:name="T153" style:family="text">
      <style:text-properties officeooo:rsid="01188ba6"/>
    </style:style>
    <style:style style:name="T154" style:family="text">
      <style:text-properties officeooo:rsid="011adfe4"/>
    </style:style>
    <style:style style:name="T155" style:family="text">
      <style:text-properties officeooo:rsid="011ae2a1"/>
    </style:style>
    <style:style style:name="T156" style:family="text">
      <style:text-properties officeooo:rsid="011beb0a"/>
    </style:style>
    <style:style style:name="T157" style:family="text">
      <style:text-properties officeooo:rsid="011ce5bf"/>
    </style:style>
    <style:style style:name="T158" style:family="text">
      <style:text-properties officeooo:rsid="011ea320"/>
    </style:style>
    <style:style style:name="T159" style:family="text">
      <style:text-properties officeooo:rsid="011f5c85"/>
    </style:style>
    <style:style style:name="T160" style:family="text">
      <style:text-properties officeooo:rsid="01239d18"/>
    </style:style>
    <style:style style:name="T161" style:family="text">
      <style:text-properties officeooo:rsid="01259c16"/>
    </style:style>
    <style:style style:name="T162" style:family="text">
      <style:text-properties officeooo:rsid="0126e896"/>
    </style:style>
    <style:style style:name="T163" style:family="text">
      <style:text-properties officeooo:rsid="012b62a6"/>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utomatic Discovery of Optimal Discrete Character Models through Regularization</text:p>
      <text:p text:style-name="P14"/>
      <text:p text:style-name="P33"><text:span text:style-name="T20">James D. Boyko</text:span><text:span text:style-name="T41">1</text:span><text:span text:style-name="T42">2</text:span><text:span text:style-name="T19"> </text:span></text:p>
      <text:p text:style-name="P14">Affiliations</text:p>
      <text:p text:style-name="P32"><text:span text:style-name="T43">1 </text:span><text:span text:style-name="T1">Department of Ecology and Evolutionary Biology, University of Michigan, Ann Arbor,</text:span></text:p>
      <text:p text:style-name="P3">Michigan 48109, USA</text:p>
      <text:p text:style-name="P32"><text:span text:style-name="T43">2 <text:s/></text:span><text:span text:style-name="T2">Michigan Institute of Data Science, U</text:span><text:span text:style-name="T1">niversity of Michigan, Ann Arbor, Michigan 48109, USA</text:span></text:p>
      <text:p text:style-name="P2"/>
      <text:p text:style-name="P13">Abstract</text:p>
      <text:p text:style-name="P34"><text:span text:style-name="T6">Modeling discrete character evolution in a Markovian framework has become the standard in phylogenetic comparative methods. The </text:span><text:span text:style-name="T7">increasing size and complexity of these models reflects a trend of analyses to include </text:span><text:span text:style-name="T11">more</text:span><text:span text:style-name="T7"> taxa and </text:span><text:span text:style-name="T12">more</text:span><text:span text:style-name="T7"> discrete characters</text:span><text:span text:style-name="T6">. </text:span><text:span text:style-name="T13">However, a</text:span><text:span text:style-name="T7">s complexity the models increase, so do the number of</text:span><text:span text:style-name="T3"> potential model structures </text:span><text:span text:style-name="T8">and number of estimable parameters</text:span><text:span text:style-name="T3">, mak</text:span><text:span text:style-name="T7">ing</text:span><text:span text:style-name="T3"> it </text:span><text:span text:style-name="T7">nearly </text:span><text:span text:style-name="T3">impossible to consider all modeling options for a given dataset. </text:span><text:span text:style-name="T5">To </text:span><text:span text:style-name="T3">overcome </text:span><text:span text:style-name="T7">this</text:span><text:span text:style-name="T3"> issue, I apply </text:span><text:span text:style-name="T16">a combination of </text:span><text:span text:style-name="T3">regularization </text:span><text:span text:style-name="T16">and parameter sharing optimization </text:span><text:span text:style-name="T3">to </text:span><text:span text:style-name="T14">models of discrete character evolution</text:span><text:span text:style-name="T3">. </text:span><text:span text:style-name="T16">This allows for the automatic searching </text:span><text:span text:style-name="T17">and optimization</text:span><text:span text:style-name="T16"> across different model structures without user specification. </text:span><text:span text:style-name="T25">By adding a penalty term to the likelihood function, regularization helps balance model complexity and goodness-of-fit, while also mitigating the risk of over-fitting. </text:span><text:span text:style-name="T3">I </text:span><text:span text:style-name="T10">test </text:span><text:span text:style-name="T15">this framework</text:span><text:span text:style-name="T10"> under several simulation scenarios including hidden rates and multiple discrete characters</text:span><text:span text:style-name="T3">. The results demonstrate that regularized models outperform traditional unregularized methods, achieving a </text:span><text:span text:style-name="T4">XX</text:span><text:span text:style-name="T3">% increase in accuracy for parameter estimation and a </text:span><text:span text:style-name="T4">X</text:span><text:span text:style-name="T5">X</text:span><text:span text:style-name="T3">% reduction in error rates for ancestral state reconstruction. </text:span><text:span text:style-name="T8">I illustrate the power of regularized models by revisiting several classic examples of ancestral state reconstruction of discrete characters including XX, YY, and ZZ. In all cases I find that the root state and </text:span><text:span text:style-name="T9">rates</text:span><text:span text:style-name="T8"> of evolution differ markedly from the original study. </text:span><text:span text:style-name="T9">In general, regularizing comparative methods may provide a useful alternative to standard model selection practices, especially when dealing with increasingly complex macro-evolutionary models. It may be worth considering the perspective that, although a regularized method will never be exactly correct, it is less likely to </text:span><text:span text:style-name="T18">be</text:span><text:span text:style-name="T9"> misleading. </text:span></text:p>
      <text:p text:style-name="P1"/>
      <text:p text:style-name="P28"><text:span text:style-name="T3">R</text:span><text:span text:style-name="T1">unning Head. </text:span><text:span text:style-name="T23">REGULARIZATION IN DISCRETE CHARACTER EVOLUTION MODELS</text:span></text:p>
      <text:p text:style-name="P30"><text:span text:style-name="T21">Key Words. </text:span><text:span text:style-name="T24">Discrete character evolution; </text:span><text:span text:style-name="T23">Regularization</text:span><text:span text:style-name="T24">; Ancestral state reconstruction; Machine learning; Phylogenetic comparative methods; hidden Markov model; Bias-variance trade-off</text:span></text:p>
      <text:p text:style-name="P31"><text:soft-page-break/><text:span text:style-name="T25">Complex discrete character models are becoming increasingly common in phylogenetic comparative methods </text:span><text:span text:style-name="T30">(PCMs)</text:span><text:span text:style-name="T25">. These models, which were initially limited to relatively few characters and simple processes, have been expanded in an attempt to incorporate various biological processes and sources of variation. Complexity has been introduced to these models through correlated character evolution (Pagel, 1994), hidden rate variation (Beaulieu et al., 2013, </text:span><text:span text:style-name="T27">Boyko and Beaulieu 2021</text:span><text:span text:style-name="T25">), state-dependent speciation and extinction (SSE) (Maddison et al., 2007; FitzJohn, 2012, </text:span><text:span text:style-name="T28">Beaulieu et al. 2016</text:span><text:span text:style-name="T25">), and the incorporation of continuous character information (</text:span><text:span text:style-name="T29">May and Moore, 2020; </text:span><text:span text:style-name="T26">Boyko et al., 2023</text:span><text:span text:style-name="T25">). </text:span></text:p>
      <text:p text:style-name="P6"><text:tab/><text:span text:style-name="T48">This increasing</text:span> complexity <text:span text:style-name="T48">has also led to higher generality</text:span>. <text:span text:style-name="T48">For example, hidden Markov models which were initially </text:span><text:span text:style-name="T74">introduced to model</text:span><text:span text:style-name="T48"> </text:span><text:span text:style-name="T75">two </text:span><text:span text:style-name="T48">binary character</text:span><text:span text:style-name="T75">s</text:span><text:span text:style-name="T48"> (Beaulieu et al. 2013), have been expanded to allow for any number of characters, observed states, and hidden states (Boyko and Beaulieu 2021). While this additional flexibility allows for customization of the </text:span><text:span text:style-name="T52">phylogenetic comparative method </text:span><text:span text:style-name="T48">to the </text:span><text:span text:style-name="T52">system </text:span><text:span text:style-name="T48">at hand, the large model space </text:span><text:span text:style-name="T47">can make </text:span>it challenging <text:span text:style-name="T47">for biologists </text:span>to find the most appropriate model for <text:span text:style-name="T47">their</text:span> <text:span text:style-name="T47">particular </text:span>dataset. <text:span text:style-name="T48">The typical approach, </text:span>multi-model inference framework (Burnham &amp; Anderson, 2002), <text:span text:style-name="T48">has a biologist decide on </text:span>a set of <text:span text:style-name="T52">potentially</text:span> realistic models. <text:span text:style-name="T48">T</text:span>he relative support for each model is <text:span text:style-name="T48">then </text:span>evaluated based on their fit to the data using information criteria such as Akaike Information Criterion (AIC). This approach <text:span text:style-name="T48">is powerful because it </text:span>allows for model averaging, where inferences are made based on a weighted average of the models’ <text:span text:style-name="T49">included </text:span><text:span text:style-name="T48">in the set </text:span>(Burnham &amp; Anderson, 2002). However, the effectiveness of multi-model inference relies heavily on the appropriateness of the model set. Several PCMs have been criticized for high false positive rates due to the exclusion of the “correct” null hypothesis (Rabosky &amp; Goldberg, 2015; Davis et al., 2016). Although these criticisms have been addressed by introducing new model structures to serve as better null hypotheses (Beaulieu &amp; O'Meara, 2016; Boyko &amp; Beaulieu, 2021), the problem, when recast as a failure to include a complete model set <text:span text:style-name="T69">(Boyko and Beaulieu 2023)</text:span>, <text:span text:style-name="T49">suggests</text:span> that there is still a vast space of unexplored model structures. </text:p>
      <text:p text:style-name="P5"><text:span text:style-name="T55">O</text:span><text:span text:style-name="T54">ften the model </text:span><text:span text:style-name="T65">set</text:span><text:span text:style-name="T54"> </text:span><text:span text:style-name="T65">chosen for discrete character evolution</text:span><text:span text:style-name="T54"> are</text:span><text:span text:style-name="T55"> </text:span><text:span text:style-name="T54">nested, with the difference being which parameters are variable and which are fixed. </text:span><text:span text:style-name="T65">For example, for a two character binary state dataset, the difference between a correlated model (k=8) and the independent model (k=4) is whether changes in the focal character depend on the state of the background character </text:span><text:span text:style-name="T70">(Pagel and Meade 20</text:span><text:span text:style-name="T71">1</text:span><text:span text:style-name="T70">6)</text:span><text:span text:style-name="T65">. In the independent model parameters representing this dependency process are fixed to be equal, while in the correlated model they are freely estimated (Pagel and Meade 2016, Boyko and Beaulieu 2023). </text:span><text:span text:style-name="T66">In this way, one can think of</text:span> <text:span text:style-name="T50">discrete models</text:span> <text:span text:style-name="T66">adding</text:span> complexity by adding parameters to <text:span text:style-name="T50">increase “biological realism”</text:span> <text:span text:style-name="T50">and </text:span>represent new processes or relationships between variables. <text:span text:style-name="T65">This</text:span><text:span text:style-name="T55"> </text:span><text:span text:style-name="T65">increasing</text:span><text:span text:style-name="T55"> model </text:span><text:soft-page-break/><text:span text:style-name="T55">complexity </text:span><text:span text:style-name="T65">then </text:span><text:span text:style-name="T55">leads to a</text:span>nother, <text:span text:style-name="T44">more technical,</text:span> challenge. <text:span text:style-name="T56">As</text:span> the number of estimable parameters grows <text:span text:style-name="T56">it reaches a</text:span> point where the number of parameters (k) approaches the number of taxa (N). <text:s/><text:span text:style-name="T50">However, t</text:span>he rate at which <text:span text:style-name="T50">the number of </text:span>parameters increase often surpasses the rate at which information can be <text:span text:style-name="T49">gained</text:span> through data <text:span text:style-name="T67">(Felsenstein 2012)</text:span>. <text:span text:style-name="T50">In the case of correlated discrete character models, this is because </text:span>each additional character<text:span text:style-name="T44"> </text:span>requires considering its relationship to all other traits. For instance, the most complex discrete model for a single binary character has 2 parameters, while the most complex model with two binary characters has <text:span text:style-name="T77">12</text:span> parameters, and the most complex model with three binary characters has <text:span text:style-name="T77">30</text:span> parameters. <text:span text:style-name="T50">In each instance we have added a single character, but because we must consider </text:span><text:span text:style-name="T67">the</text:span><text:span text:style-name="T50"> new character’s relationship to all other existing characters, the model complexity (as measure</text:span><text:span text:style-name="T56">d</text:span><text:span text:style-name="T50"> by the number of parameters)</text:span><text:span text:style-name="T67"> </text:span><text:span text:style-name="T50">outpace</text:span><text:span text:style-name="T75">s</text:span><text:span text:style-name="T50"> the potential information gained from the new data. This is problemati</text:span><text:span text:style-name="T53">c</text:span><text:span text:style-name="T50"> because a</text:span>lthough likelihood-based methods are consistent estimators when N &gt;&gt; k, their performance deteriorate<text:span text:style-name="T50">s</text:span> as models become more parameter-rich, potentially leading to unreliable and biased parameter estimates (Huelsenbeck et al., 2001). <text:span text:style-name="T56">However</text:span>, <text:span text:style-name="T56">for</text:span> complex models with a finite <text:s/>data, it is unlikely that all parameters will be essential or necessary to best <text:span text:style-name="T50">model</text:span> the data (Gelman et al., 2013; Lemey et al., 2009).</text:p>
      <text:p text:style-name="P4">To address <text:span text:style-name="T72">the</text:span> challenges <text:span text:style-name="T72">associated with increasing discrete model complexity, </text:span>I <text:span text:style-name="T50">introduce</text:span> regularized <text:span text:style-name="T50">discrete character </text:span>models <text:span text:style-name="T50">and </text:span>a method to optimize parameter sharing structures. Regularization techniques, such as L1 (lasso) and L2 (ridge), constrain the magnitude of parameter estimates and encourage simpler, more generalizable models (Tibshirani, 1996; Hoerl &amp; Kennard, 1970). By incorporating regularization, we can balance model complexity and goodness-of-fit, reducing the risk of overfitting and improving the stability of parameter estimates. Furthermore, the automatic evaluation of different parameter sharing structures can <text:span text:style-name="T50">help mitigate </text:span>model complexity and <text:span text:style-name="T50">improve</text:span> interpretability. <text:span text:style-name="T50">I implement t</text:span>his <text:span text:style-name="T51">framework </text:span>within corHMM <text:span text:style-name="T50">(Boyko and Beaulieu 2021) </text:span>as<text:span text:style-name="T45"> </text:span>corHMMDredge. To test <text:span text:style-name="T50">the dredge</text:span> framework, I conduct an extensive set of simulations to explore the bias-variance trade-off associated with regularization. <text:span text:style-name="T73">Under regularization it is expected that models will have increased </text:span>generality and low<text:span text:style-name="T73">er</text:span> variance. <text:span text:style-name="T57">I test </text:span><text:span text:style-name="T73">these expectations by examining </text:span><text:span text:style-name="T75">regularized model’s accuracy of parameter estimates and </text:span><text:span text:style-name="T57">predictions for </text:span>ancestral state<text:span text:style-name="T57">s</text:span>. Additionally, I perform a <text:span text:style-name="T57">more detailed </text:span>simulation test on a subset of historically important <text:span text:style-name="T75">discrete </text:span>models, such as the precursor <text:span text:style-name="T75">model </text:span><text:span text:style-name="T73">(Mazarri et al. 2012) </text:span>and correlated character evolution model <text:span text:style-name="T73">(Pagel 1999, Pagel and Meade 2016; Boyko and Beaulieu 2021)</text:span>, to ensure that the dredge framework has acceptable false positive and negative rates. Finally, I revisit several empirical case studies. <text:span text:style-name="T68">The empirical case studies are not chosen to overtly challenge existing results. Rather, they are chosen such that the necessary </text:span><text:soft-page-break/><text:span text:style-name="T68">complexity for modeling increases. </text:span><text:span text:style-name="T76">To that end</text:span><text:span text:style-name="T68"> I begin with examining a simple binary character in the form of oviparity and viviparity in reptiles. I then examine how limb loss in squamates. Finally I revisit the ancestral angiosperm flower and reconstruct the phyllotaxy of the first flower. </text:span></text:p>
      <text:p text:style-name="P10">Methods</text:p>
      <text:p text:style-name="P15">Regularization and Parameter sharing</text:p>
      <text:p text:style-name="P22">The likelihood of a discrete character model with its underlying framework as a continuous time Markov chain (CTMC) is calculated as<draw:frame draw:style-name="fr2" draw:name="Object8" text:anchor-type="as-char" svg:width="1.0819in" svg:height="0.2in" draw:z-index="1"><draw:object xlink:href="./Object 8" xlink:type="simple" xlink:show="embed" xlink:actuate="onLoad"/><draw:image xlink:href="./ObjectReplacements/Object 8" xlink:type="simple" xlink:show="embed" xlink:actuate="onLoad"/></draw:frame>, which is the probability of observing the data (D) given an instantaneous rate matrix (Q) and a phylogeny with a fixed topology and set of branch lengths (Φ). The data (D) consist of the observed character states <text:span text:style-name="T80">(S) </text:span>at the tips of the phylogeny, while the rate matrix (Q) contains the rates of character state transitions <text:span text:style-name="T81">(q</text:span><text:span text:style-name="T82">ij</text:span><text:span text:style-name="T81">)</text:span>. The likelihood function is <text:span text:style-name="T83">then </text:span>computed by integrating the product of transition probabilities along the branches of the <text:span text:style-name="T84">phylogeny</text:span> <text:span text:style-name="T78">(more detailed descriptions can be found in Pagel 1994; Lewis 2001; Felsenstein 2004; Yang 2006</text:span><text:span text:style-name="T79">)</text:span><text:span text:style-name="T78">. </text:span><text:span text:style-name="T85">Though not mathematically necessary, it </text:span><text:span text:style-name="T98">is also</text:span><text:span text:style-name="T85"> useful to consider a mapping matrix (M) which gives the structure of the discrete model by indicating which transition rates are estimated and/or fixed to be equal. </text:span><text:span text:style-name="T86">For example, if we consider a simple binary character with states </text:span><text:span text:style-name="T91">1</text:span><text:span text:style-name="T86"> and </text:span><text:span text:style-name="T91">2</text:span><text:span text:style-name="T86"> </text:span><text:span text:style-name="T90">the instantaneous rate matrix is given by</text:span><text:span text:style-name="T90"><draw:frame draw:style-name="fr3" draw:name="Object2" text:anchor-type="as-char" svg:width="1.2957in" svg:height="0.4752in" draw:z-index="2"><draw:object xlink:href="./Object 2" xlink:type="simple" xlink:show="embed" xlink:actuate="onLoad"/><draw:image xlink:href="./ObjectReplacements/Object 2" xlink:type="simple" xlink:show="embed" xlink:actuate="onLoad"/><svg:desc>formula</svg:desc></draw:frame></text:span><text:span text:style-name="T90">However, t</text:span><text:span text:style-name="T86">he mapping matrix </text:span><text:span text:style-name="T90">can specify several alternative model structures. If</text:span><draw:frame draw:style-name="fr3" draw:name="Object1" text:anchor-type="as-char" svg:width="0.9681in" svg:height="0.4201in" draw:z-index="3"><draw:object xlink:href="./Object 1" xlink:type="simple" xlink:show="embed" xlink:actuate="onLoad"/><draw:image xlink:href="./ObjectReplacements/Object 1" xlink:type="simple" xlink:show="embed" xlink:actuate="onLoad"/></draw:frame><text:span text:style-name="T90">then</text:span><draw:frame draw:style-name="fr2" draw:name="Object3" text:anchor-type="as-char" svg:width="0.5984in" svg:height="0.2091in" draw:z-index="4"><draw:object xlink:href="./Object 3" xlink:type="simple" xlink:show="embed" xlink:actuate="onLoad"/><draw:image xlink:href="./ObjectReplacements/Object 3" xlink:type="simple" xlink:show="embed" xlink:actuate="onLoad"/></draw:frame><text:span text:style-name="T87">and </text:span><text:span text:style-name="T90">we have what is commonly known as the</text:span><text:span text:style-name="T87"> “eq</text:span><text:span text:style-name="T88">ual rates” model. </text:span><text:span text:style-name="T90">An “all rates different” model can be indicated by</text:span><text:span text:style-name="T90"><draw:frame draw:style-name="fr2" draw:name="Object5" text:anchor-type="as-char" svg:width="1.0201in" svg:height="0.4201in" draw:z-index="6"><draw:object xlink:href="./Object 5" xlink:type="simple" xlink:show="embed" xlink:actuate="onLoad"/><draw:image xlink:href="./ObjectReplacements/Object 5" xlink:type="simple" xlink:show="embed" xlink:actuate="onLoad"/><svg:desc>formula</svg:desc></draw:frame></text:span><text:span text:style-name="T90">where</text:span><text:span text:style-name="T90"><draw:frame draw:style-name="fr2" draw:name="Object6" text:anchor-type="as-char" svg:width="0.5984in" svg:height="0.2091in" draw:z-index="7"><draw:object xlink:href="./Object 6" xlink:type="simple" xlink:show="embed" xlink:actuate="onLoad"/><draw:image xlink:href="./ObjectReplacements/Object 6" xlink:type="simple" xlink:show="embed" xlink:actuate="onLoad"/><svg:desc>formula</svg:desc></draw:frame></text:span><text:span text:style-name="T90">and</text:span><text:span text:style-name="T89"> </text:span><text:span text:style-name="T90">a unidirectional model can be constructed via</text:span><text:span text:style-name="T89"><draw:frame draw:style-name="fr2" draw:name="Object4" text:anchor-type="as-char" svg:width="1.0016in" svg:height="0.4201in" draw:z-index="0"><draw:object xlink:href="./Object 4" xlink:type="simple" xlink:show="embed" xlink:actuate="onLoad"/><draw:image xlink:href="./ObjectReplacements/Object 4" xlink:type="simple" xlink:show="embed" xlink:actuate="onLoad"/><svg:desc>formula</svg:desc></draw:frame></text:span><text:span text:style-name="T90">where</text:span><text:span text:style-name="T89"> </text:span><text:span text:style-name="T89"><draw:frame draw:style-name="fr2" draw:name="Object7" text:anchor-type="as-char" svg:width="0.5354in" svg:height="0.2091in" draw:z-index="5"><draw:object xlink:href="./Object 7" xlink:type="simple" xlink:show="embed" xlink:actuate="onLoad"/><draw:image xlink:href="./ObjectReplacements/Object 7" xlink:type="simple" xlink:show="embed" xlink:actuate="onLoad"/><svg:desc>formula</svg:desc></draw:frame></text:span><text:span text:style-name="T93">To determine which model structure is optimal (best balances goodness-of-fit and complexity) for the dataset, </text:span><text:span text:style-name="T94">we can</text:span><text:span text:style-name="T93"> </text:span><text:span text:style-name="T94">compute</text:span><text:span text:style-name="T92"> </text:span><text:span text:style-name="T94">the </text:span><text:span text:style-name="T92">maximum likelihood estimate for each model </text:span><text:span text:style-name="T94">structure and compare them using a information criterion such as </text:span><text:span text:style-name="T96">AIC</text:span><text:span text:style-name="T94"> (</text:span><text:span text:style-name="T95">Akaike 1974; Burnham and Anderson 2002</text:span><text:span text:style-name="T94">). </text:span></text:p>
      <text:p text:style-name="P23">This framework has been successfully applied for many years within PCMs (O'Meara 2006), but growing model complexity is making it untenable for users to define all possible relevant model structures or for method developers to construct a complete set of default models. As such, regularization techniques may be a necessary step in discovering optimal model structures for large and complex datasets. I <text:span text:style-name="T100">incorporate a</text:span><text:span text:style-name="T99"> </text:span><text:span text:style-name="T100">regularization approach analogous to </text:span><text:span text:style-name="T97">l1</text:span><text:span text:style-name="T99"> regularization (Hastie et al. 2015) into the likelihood estimation. </text:span><text:span text:style-name="T101">Specifically the regularized likelihood is defined as:</text:span></text:p>
      <text:p text:style-name="P23"><text:soft-page-break/><draw:frame draw:style-name="fr2" draw:name="Object9" text:anchor-type="as-char" svg:width="2.7008in" svg:height="0.2134in" draw:z-index="8"><draw:object xlink:href="./Object 9" xlink:type="simple" xlink:show="embed" xlink:actuate="onLoad"/><draw:image xlink:href="./ObjectReplacements/Object 9" xlink:type="simple" xlink:show="embed" xlink:actuate="onLoad"/><svg:desc>formula</svg:desc></draw:frame></text:p>
      <text:p text:style-name="P29"><text:span text:style-name="T31">where </text:span><text:span text:style-name="T31"><draw:frame draw:style-name="fr2" draw:name="Object10" text:anchor-type="as-char" svg:width="0.828in" svg:height="0.2in" draw:z-index="9"><draw:object xlink:href="./Object 10" xlink:type="simple" xlink:show="embed" xlink:actuate="onLoad"/><draw:image xlink:href="./ObjectReplacements/Object 10" xlink:type="simple" xlink:show="embed" xlink:actuate="onLoad"/></draw:frame></text:span><text:span text:style-name="T31">denotes the standard likelihood, the term </text:span><text:span text:style-name="T31"><draw:frame draw:style-name="fr2" draw:name="Object11" text:anchor-type="as-char" svg:width="0.4626in" svg:height="0.2in" draw:z-index="10"><draw:object xlink:href="./Object 11" xlink:type="simple" xlink:show="embed" xlink:actuate="onLoad"/><draw:image xlink:href="./ObjectReplacements/Object 11" xlink:type="simple" xlink:show="embed" xlink:actuate="onLoad"/></draw:frame></text:span><text:span text:style-name="T32">is the trace of the instantaneous rate matrix Q, and</text:span><text:span text:style-name="T102"><draw:frame draw:style-name="fr2" draw:name="Object12" text:anchor-type="as-char" svg:width="0.1681in" svg:height="0.1839in" draw:z-index="11"><draw:object xlink:href="./Object 12" xlink:type="simple" xlink:show="embed" xlink:actuate="onLoad"/><draw:image xlink:href="./ObjectReplacements/Object 12" xlink:type="simple" xlink:show="embed" xlink:actuate="onLoad"/></draw:frame></text:span><text:span text:style-name="T32">is a hyper-parameter that adjusts the </text:span><text:span text:style-name="T39">severity</text:span><text:span text:style-name="T32"> of the penalty, ranging from 0 (no regularization) to 1 (full penalization). </text:span><text:span text:style-name="T33">This penalization </text:span><text:span text:style-name="T40">scheme is particularly effective </text:span><text:span text:style-name="T33">at removing unnecessary parameters such that the dredge algorithm can efficiently move from </text:span><text:span text:style-name="T38">more complex to simpler models</text:span><text:span text:style-name="T33"> </text:span><text:span text:style-name="T38">(</text:span><text:span text:style-name="T33">for example, </text:span><text:span text:style-name="T38">from</text:span><text:span text:style-name="T33"><draw:frame draw:style-name="fr2" draw:name="Object13" text:anchor-type="as-char" svg:width="0.3862in" svg:height="0.2091in" draw:z-index="12"><draw:object xlink:href="./Object 13" xlink:type="simple" xlink:show="embed" xlink:actuate="onLoad"/><draw:image xlink:href="./ObjectReplacements/Object 13" xlink:type="simple" xlink:show="embed" xlink:actuate="onLoad"/></draw:frame></text:span><text:span text:style-name="T33">to</text:span><text:span text:style-name="T33"><draw:frame draw:style-name="fr2" draw:name="Object14" text:anchor-type="as-char" svg:width="0.3665in" svg:height="0.2091in" draw:z-index="13"><draw:object xlink:href="./Object 14" xlink:type="simple" xlink:show="embed" xlink:actuate="onLoad"/><draw:image xlink:href="./ObjectReplacements/Object 14" xlink:type="simple" xlink:show="embed" xlink:actuate="onLoad"/></draw:frame></text:span><text:span text:style-name="T33">by dropping parameter 1 </text:span><text:span text:style-name="T38">of</text:span><text:span text:style-name="T33"><draw:frame draw:style-name="fr2" draw:name="Object15" text:anchor-type="as-char" svg:width="0.3862in" svg:height="0.2091in" draw:z-index="16"><draw:object xlink:href="./Object 15" xlink:type="simple" xlink:show="embed" xlink:actuate="onLoad"/><draw:image xlink:href="./ObjectReplacements/Object 15" xlink:type="simple" xlink:show="embed" xlink:actuate="onLoad"/><svg:desc>formula</svg:desc></draw:frame></text:span><text:span text:style-name="T38">)</text:span><text:span text:style-name="T33">. It is important to note that </text:span><text:span text:style-name="T33"><draw:frame draw:style-name="fr2" draw:name="Object16" text:anchor-type="as-char" svg:width="0.1681in" svg:height="0.1839in" draw:z-index="14"><draw:object xlink:href="./Object 16" xlink:type="simple" xlink:show="embed" xlink:actuate="onLoad"/><draw:image xlink:href="./ObjectReplacements/Object 16" xlink:type="simple" xlink:show="embed" xlink:actuate="onLoad"/></draw:frame></text:span><text:span text:style-name="T33">cannot be </text:span><text:span text:style-name="T34">jointly</text:span><text:span text:style-name="T33"> estimated alongside the parameters </text:span><text:span text:style-name="T34">via </text:span><text:span text:style-name="T36">the maximized likelihood </text:span><text:span text:style-name="T35">(Clavel et al. 2019)</text:span><text:span text:style-name="T33">. </text:span><text:span text:style-name="T34">Instead </text:span><text:span text:style-name="T36">a form of cross-validation is necessary to tune</text:span><text:span text:style-name="T36"><draw:frame draw:style-name="fr2" draw:name="Object17" text:anchor-type="as-char" svg:width="0.1681in" svg:height="0.1839in" draw:z-index="15"><draw:object xlink:href="./Object 17" xlink:type="simple" xlink:show="embed" xlink:actuate="onLoad"/><draw:image xlink:href="./ObjectReplacements/Object 17" xlink:type="simple" xlink:show="embed" xlink:actuate="onLoad"/><svg:desc>formula</svg:desc></draw:frame></text:span><text:span text:style-name="T37">(see </text:span><text:span text:style-name="T22">Phylogenetically informed k-fold cross validation</text:span><text:span text:style-name="T37">)</text:span><text:span text:style-name="T36">.</text:span></text:p>
      <text:p text:style-name="P21"><text:span text:style-name="T103">The </text:span><text:span text:style-name="T125">second component </text:span><text:span text:style-name="T103">of the dredge algorithm involves a method to explore and assess alternative model structures that utilize parameter sharing (e.g., is</text:span><text:span text:style-name="T103"><draw:frame draw:style-name="fr2" draw:name="Object18" text:anchor-type="as-char" svg:width="0.3862in" svg:height="0.2091in" draw:z-index="17"><draw:object xlink:href="./Object 18" xlink:type="simple" xlink:show="embed" xlink:actuate="onLoad"/><draw:image xlink:href="./ObjectReplacements/Object 18" xlink:type="simple" xlink:show="embed" xlink:actuate="onLoad"/></draw:frame></text:span><text:span text:style-name="T103">or</text:span><text:span text:style-name="T103"><draw:frame draw:style-name="fr2" draw:name="Object19" text:anchor-type="as-char" svg:width="0.3339in" svg:height="0.2091in" draw:z-index="18"><draw:object xlink:href="./Object 19" xlink:type="simple" xlink:show="embed" xlink:actuate="onLoad"/><draw:image xlink:href="./ObjectReplacements/Object 19" xlink:type="simple" xlink:show="embed" xlink:actuate="onLoad"/></draw:frame></text:span><text:span text:style-name="T103">optimal). </text:span><text:span text:style-name="T104">To</text:span><text:span text:style-name="T103"> </text:span><text:span text:style-name="T104">implement </text:span><text:span text:style-name="T103">parameter sharing, I adopt a strategy where</text:span><text:span text:style-name="T104"> </text:span><text:span text:style-name="T103">the most </text:span><text:span text:style-name="T104">complex possible model for</text:span><text:span text:style-name="T104"><draw:frame draw:style-name="fr2" draw:name="Object21" text:anchor-type="as-char" svg:width="0.1992in" svg:height="0.1839in" draw:z-index="20"><draw:object xlink:href="./Object 21" xlink:type="simple" xlink:show="embed" xlink:actuate="onLoad"/><draw:image xlink:href="./ObjectReplacements/Object 21" xlink:type="simple" xlink:show="embed" xlink:actuate="onLoad"/></draw:frame></text:span><text:span text:style-name="T104">characters and</text:span><text:span text:style-name="T104"><draw:frame draw:style-name="fr2" draw:name="Object22" text:anchor-type="as-char" svg:width="0.1744in" svg:height="0.1839in" draw:z-index="21"><draw:object xlink:href="./Object 22" xlink:type="simple" xlink:show="embed" xlink:actuate="onLoad"/><draw:image xlink:href="./ObjectReplacements/Object 22" xlink:type="simple" xlink:show="embed" xlink:actuate="onLoad"/></draw:frame></text:span><text:span text:style-name="T104">states is </text:span><text:span text:style-name="T105">first </text:span><text:span text:style-name="T104">fit to the data </text:span><text:span text:style-name="T105">by maximizing</text:span><text:span text:style-name="T105"><draw:frame draw:style-name="fr2" draw:name="Object20" text:anchor-type="as-char" svg:width="0.3146in" svg:height="0.2091in" draw:z-index="19"><draw:object xlink:href="./Object 20" xlink:type="simple" xlink:show="embed" xlink:actuate="onLoad"/><draw:image xlink:href="./ObjectReplacements/Object 20" xlink:type="simple" xlink:show="embed" xlink:actuate="onLoad"/></draw:frame></text:span><text:span text:style-name="T104">. </text:span><text:span text:style-name="T106">Next, </text:span><text:span text:style-name="T107">any parameters which were estimated to be zero are </text:span><text:span text:style-name="T109">omitted</text:span><text:span text:style-name="T107"> from the model and </text:span><text:span text:style-name="T106">the most </text:span><text:span text:style-name="T103">similar </text:span><text:span text:style-name="T106">pair of </text:span><text:span text:style-name="T103">parameter</text:span><text:span text:style-name="T107">s</text:span><text:span text:style-name="T103"> within regularized model </text:span><text:span text:style-name="T126">are</text:span><text:span text:style-name="T107"> </text:span><text:span text:style-name="T103">equated. If equating these parameters results in a</text:span><text:span text:style-name="T110"><draw:frame draw:style-name="fr2" draw:name="Object25" text:anchor-type="as-char" svg:width="0.502in" svg:height="0.1839in" draw:z-index="23"><draw:object xlink:href="./Object 25" xlink:type="simple" xlink:show="embed" xlink:actuate="onLoad"/><draw:image xlink:href="./ObjectReplacements/Object 25" xlink:type="simple" xlink:show="embed" xlink:actuate="onLoad"/></draw:frame></text:span><text:span text:style-name="T103">of </text:span><text:span text:style-name="T145">less</text:span><text:span text:style-name="T108"> </text:span><text:span text:style-name="T103">than 2 units </text:span><text:span text:style-name="T108">(or </text:span><text:span text:style-name="T110">another </text:span><text:span text:style-name="T108">specified </text:span><text:span text:style-name="T110">threshold</text:span><text:span text:style-name="T108">) </text:span><text:span text:style-name="T120">from the current best model</text:span><text:span text:style-name="T103">, the </text:span><text:span text:style-name="T145">next most similar pair of parameters are equated</text:span><text:span text:style-name="T103"> </text:span><text:span text:style-name="T145">and the process continues</text:span><text:span text:style-name="T103">. </text:span><text:span text:style-name="T124">Note that information criterion are calculated using</text:span><text:span text:style-name="T124"><draw:frame draw:style-name="fr2" draw:name="Object28" text:anchor-type="as-char" svg:width="0.3146in" svg:height="0.2091in" draw:z-index="24"><draw:object xlink:href="./Object 28" xlink:type="simple" xlink:show="embed" xlink:actuate="onLoad"/><draw:image xlink:href="./ObjectReplacements/Object 28" xlink:type="simple" xlink:show="embed" xlink:actuate="onLoad"/></draw:frame></text:span><text:span text:style-name="T124">rather than</text:span><text:span text:style-name="T124"><draw:frame draw:style-name="fr2" draw:name="Object29" text:anchor-type="as-char" svg:width="0.1819in" svg:height="0.1839in" draw:z-index="25"><draw:object xlink:href="./Object 29" xlink:type="simple" xlink:show="embed" xlink:actuate="onLoad"/><draw:image xlink:href="./ObjectReplacements/Object 29" xlink:type="simple" xlink:show="embed" xlink:actuate="onLoad"/></draw:frame></text:span><text:span text:style-name="T124">. </text:span><text:span text:style-name="T127">Importantly</text:span><text:span text:style-name="T124">, t</text:span><text:span text:style-name="T117">his </text:span><text:span text:style-name="T124">algorithm </text:span><text:span text:style-name="T146">also </text:span><text:span text:style-name="T118">readily applies to hidden Markov models </text:span><text:span text:style-name="T128">(Boyko and Beaulieu 2021)</text:span><text:span text:style-name="T118">. </text:span><text:span text:style-name="T119">To evaluate whether additional rate variation is necessary through the presence of a hidden state, </text:span><text:span text:style-name="T121">corHMMDredge will first find the optimal model for a single rate category model</text:span><text:span text:style-name="T119">. </text:span><text:span text:style-name="T122">Upon increasing the number of rate categories, the most complex possible </text:span><text:span text:style-name="T129">two rate class </text:span><text:span text:style-name="T122">HMM is</text:span><text:span text:style-name="T123"> </text:span><text:span text:style-name="T122">evaluated </text:span><text:span text:style-name="T123">by maximizing</text:span><text:span text:style-name="T122"><draw:frame draw:style-name="fr2" draw:name="Object26" text:anchor-type="as-char" svg:width="0.3146in" svg:height="0.2091in" draw:z-index="26"><draw:object xlink:href="./Object 26" xlink:type="simple" xlink:show="embed" xlink:actuate="onLoad"/><draw:image xlink:href="./ObjectReplacements/Object 26" xlink:type="simple" xlink:show="embed" xlink:actuate="onLoad"/></draw:frame></text:span><text:span text:style-name="T122">. </text:span><text:span text:style-name="T123">At least one round of parameter sharing is tested before the HMM is compared to the current best model </text:span><text:span text:style-name="T130">(including single rate class models)</text:span><text:span text:style-name="T123">. If this results in a</text:span><text:span text:style-name="T110"><draw:frame draw:style-name="fr2" draw:name="Object27" text:anchor-type="as-char" svg:width="0.502in" svg:height="0.1839in" draw:z-index="27"><draw:object xlink:href="./Object 27" xlink:type="simple" xlink:show="embed" xlink:actuate="onLoad"/><draw:image xlink:href="./ObjectReplacements/Object 27" xlink:type="simple" xlink:show="embed" xlink:actuate="onLoad"/><svg:desc>formula</svg:desc></draw:frame></text:span><text:span text:style-name="T103">of </text:span><text:span text:style-name="T123">less</text:span><text:span text:style-name="T108"> </text:span><text:span text:style-name="T103">than 2 units, </text:span><text:span text:style-name="T123">the search will continue and may increase rate categories until the AIC no longer improves. </text:span><text:span text:style-name="T131">In practice, another stopping </text:span><text:span text:style-name="T147">can be useful for </text:span><text:span text:style-name="T131">datasets that contain little to no evidence of hidden rate variation. In these cases, the first HMM evaluated will drop all parameters associated </text:span><text:span text:style-name="T147">with</text:span><text:span text:style-name="T131"> </text:span><text:span text:style-name="T147">an additional </text:span><text:span text:style-name="T131">rate class. Of course, </text:span><text:span text:style-name="T148">that means it is </text:span><text:span text:style-name="T131">no longer necessary to evaluate alternative parameter sharing structures as the HMM </text:span><text:span text:style-name="T148">will have collapsed </text:span><text:span text:style-name="T131">to the initial most complex model with one rate class</text:span><text:span text:style-name="T104">. </text:span></text:p>
      <text:p text:style-name="P20"><text:span text:style-name="T132">When defining the initial</text:span><text:span text:style-name="T131"> model </text:span><text:span text:style-name="T132">it becomes important to distinguish between characters and states. </text:span><text:span text:style-name="T133">M</text:span><text:span text:style-name="T111">athematically, </text:span><text:span text:style-name="T133">it is unnecessary to distinguish </text:span><text:span text:style-name="T111">between the two </text:span><text:span text:style-name="T114">since</text:span><text:span text:style-name="T111"> the model </text:span><text:span text:style-name="T133">is</text:span><text:span text:style-name="T114"> entirely</text:span><text:span text:style-name="T111"> defined by </text:span><text:soft-page-break/><text:span text:style-name="T111">the </text:span><text:span text:style-name="T104"><draw:frame draw:style-name="fr2" draw:name="Object23" text:anchor-type="as-char" svg:width="0.1744in" svg:height="0.1839in" draw:z-index="22"><draw:object xlink:href="./Object 23" xlink:type="simple" xlink:show="embed" xlink:actuate="onLoad"/><draw:image xlink:href="./ObjectReplacements/Object 23" xlink:type="simple" xlink:show="embed" xlink:actuate="onLoad"/><svg:desc>formula</svg:desc></draw:frame></text:span><text:span text:style-name="T104">states </text:span><text:span text:style-name="T136">since</text:span><text:span text:style-name="T133"> </text:span><text:span text:style-name="T133"><draw:frame draw:style-name="fr2" draw:name="Object32" text:anchor-type="as-char" svg:width="0.7075in" svg:height="0.4484in" draw:z-index="28"><draw:object xlink:href="./Object 32" xlink:type="simple" xlink:show="embed" xlink:actuate="onLoad"/><draw:image xlink:href="./ObjectReplacements/Object 32" xlink:type="simple" xlink:show="embed" xlink:actuate="onLoad"/></draw:frame></text:span><text:span text:style-name="T133"><text:s/></text:span><text:span text:style-name="T137">where</text:span><text:span text:style-name="T137"><draw:frame draw:style-name="fr2" draw:name="Object33" text:anchor-type="as-char" svg:width="0.2272in" svg:height="0.2091in" draw:z-index="30"><draw:object xlink:href="./Object 33" xlink:type="simple" xlink:show="embed" xlink:actuate="onLoad"/><draw:image xlink:href="./ObjectReplacements/Object 33" xlink:type="simple" xlink:show="embed" xlink:actuate="onLoad"/></draw:frame></text:span><text:span text:style-name="T137">is the number of states for each character</text:span><text:span text:style-name="T137"><draw:frame draw:style-name="fr2" draw:name="Object34" text:anchor-type="as-char" svg:width="0.2028in" svg:height="0.1839in" draw:z-index="31"><draw:object xlink:href="./Object 34" xlink:type="simple" xlink:show="embed" xlink:actuate="onLoad"/><draw:image xlink:href="./ObjectReplacements/Object 34" xlink:type="simple" xlink:show="embed" xlink:actuate="onLoad"/></draw:frame></text:span><text:span text:style-name="T112">.</text:span><text:span text:style-name="T111"> </text:span><text:span text:style-name="T134">Nonetheless, </text:span><text:span text:style-name="T111">biologically it is </text:span><text:span text:style-name="T135">often </text:span><text:span text:style-name="T111">useful to think of characters as independently evolving units that can take on some number of states. </text:span><text:span text:style-name="T112">This distinction </text:span><text:span text:style-name="T113">is particular relevant when specifying</text:span><text:span text:style-name="T113"><draw:frame draw:style-name="fr2" draw:name="Object24" text:anchor-type="as-char" svg:width="0.2437in" svg:height="0.1839in" draw:z-index="29"><draw:object xlink:href="./Object 24" xlink:type="simple" xlink:show="embed" xlink:actuate="onLoad"/><draw:image xlink:href="./ObjectReplacements/Object 24" xlink:type="simple" xlink:show="embed" xlink:actuate="onLoad"/></draw:frame></text:span><text:span text:style-name="T115">to </text:span><text:span text:style-name="T138">avoid </text:span><text:span text:style-name="T115">“dual-transitions” (Pagel 1994). </text:span><text:span text:style-name="T116">These are transitions in which </text:span><text:span text:style-name="T139">the states of </text:span><text:span text:style-name="T138">more than one character </text:span><text:span text:style-name="T149">change in </text:span><text:span text:style-name="T138">a</text:span><text:span text:style-name="T139">n instant in</text:span><text:span text:style-name="T138"> time </text:span><text:span text:style-name="T140">(Pagel and Meade 2006)</text:span><text:span text:style-name="T138">. </text:span><text:span text:style-name="T141">As such, the most complex model is not defined </text:span><text:span text:style-name="T144">by</text:span><text:span text:style-name="T141"><draw:frame draw:style-name="fr2" draw:name="Object35" text:anchor-type="as-char" svg:width="0.9799in" svg:height="0.2in" draw:z-index="32"><draw:object xlink:href="./Object 35" xlink:type="simple" xlink:show="embed" xlink:actuate="onLoad"/><draw:image xlink:href="./ObjectReplacements/Object 35" xlink:type="simple" xlink:show="embed" xlink:actuate="onLoad"/></draw:frame></text:span><text:span text:style-name="T142">parameters </text:span><text:span text:style-name="T150">(</text:span><text:span text:style-name="T143">which</text:span><text:span text:style-name="T141"> would be the case if all possible </text:span><text:span text:style-name="T143">transitions were allowed</text:span><text:span text:style-name="T150">)</text:span><text:span text:style-name="T143">. </text:span><text:span text:style-name="T151">Rather, i</text:span><text:span text:style-name="T144">t is defined by </text:span><text:span text:style-name="T144"><draw:frame draw:style-name="fr2" draw:name="Object36" text:anchor-type="as-char" svg:width="1.3839in" svg:height="0.4484in" draw:z-index="33"><draw:object xlink:href="./Object 36" xlink:type="simple" xlink:show="embed" xlink:actuate="onLoad"/><draw:image xlink:href="./ObjectReplacements/Object 36" xlink:type="simple" xlink:show="embed" xlink:actuate="onLoad"/></draw:frame></text:span><text:span text:style-name="T144">for a single rate class. </text:span></text:p>
      <text:p text:style-name="P15">Phylogenetically <text:s/>informed k-fold cross validation</text:p>
      <text:p text:style-name="P36"><text:span text:style-name="T152">To optimize</text:span><text:span text:style-name="T152"><draw:frame draw:style-name="fr2" draw:name="Object30" text:anchor-type="as-char" svg:width="0.1681in" svg:height="0.1839in" draw:z-index="34"><draw:object xlink:href="./Object 30" xlink:type="simple" xlink:show="embed" xlink:actuate="onLoad"/><draw:image xlink:href="./ObjectReplacements/Object 30" xlink:type="simple" xlink:show="embed" xlink:actuate="onLoad"/><svg:desc>formula</svg:desc></draw:frame></text:span><text:span text:style-name="T152">I choose to </text:span>employ a <text:span text:style-name="T153">phylogenetically</text:span> informed k-fold cross-validation <text:span text:style-name="T152">procedure. </text:span><text:span text:style-name="T153">K-fold cross-validation </text:span><text:span text:style-name="T154">is a common way to </text:span><text:span text:style-name="T155">optimize</text:span><text:span text:style-name="T154"><draw:frame draw:style-name="fr2" draw:name="Object31" text:anchor-type="as-char" svg:width="0.1681in" svg:height="0.1839in" draw:z-index="35"><draw:object xlink:href="./Object 31" xlink:type="simple" xlink:show="embed" xlink:actuate="onLoad"/><draw:image xlink:href="./ObjectReplacements/Object 31" xlink:type="simple" xlink:show="embed" xlink:actuate="onLoad"/><svg:desc>formula</svg:desc></draw:frame></text:span><text:span text:style-name="T154">when using regularization </text:span><text:span text:style-name="T155">(Hastie et al. 2009)</text:span><text:span text:style-name="T154">. It </text:span><text:span text:style-name="T153">involves dividing the dataset into k separate subsets (or folds). The model is trained on k-1 of these folds with the remaining fold used as the test set to evaluate the models performance. This process is repeated k times, with each of the k folds used exactly once as the test set. The results of these k tests is then averaged to produce a single estimate (Kohavi, 1995). </text:span><text:span text:style-name="T156">In the context of a discrete character model the metric I choose for evaluation is reconstruction of hidden tip state values</text:span><text:span text:style-name="T153">. </text:span><text:span text:style-name="T156">Each species within a k-fold is coded as having an unknown state and a reconstruction based on the fitted model is used. The score for a fold is then determined by the average Jensen-Shannon divergence between the predicted and actual tip states. Specifically,</text:span><text:span text:style-name="T156"><draw:frame draw:style-name="fr1" draw:name="Object37" text:anchor-type="as-char" svg:width="1.7134in" svg:height="0.4689in" draw:z-index="36"><draw:object xlink:href="./Object 37" xlink:type="simple" xlink:show="embed" xlink:actuate="onLoad"/><draw:image xlink:href="./ObjectReplacements/Object 37" xlink:type="simple" xlink:show="embed" xlink:actuate="onLoad"/></draw:frame></text:span><text:span text:style-name="T157">where</text:span><text:span text:style-name="T157"><draw:frame draw:style-name="fr1" draw:name="Object38" text:anchor-type="as-char" svg:width="0.2681in" svg:height="0.2091in" draw:z-index="37"><draw:object xlink:href="./Object 38" xlink:type="simple" xlink:show="embed" xlink:actuate="onLoad"/><draw:image xlink:href="./ObjectReplacements/Object 38" xlink:type="simple" xlink:show="embed" xlink:actuate="onLoad"/></draw:frame></text:span><text:span text:style-name="T157">is the number of tips in the k-th fold, </text:span><text:span text:style-name="T157"><draw:frame draw:style-name="fr1" draw:name="Object39" text:anchor-type="as-char" svg:width="0.2126in" svg:height="0.2091in" draw:z-index="38"><draw:object xlink:href="./Object 39" xlink:type="simple" xlink:show="embed" xlink:actuate="onLoad"/><draw:image xlink:href="./ObjectReplacements/Object 39" xlink:type="simple" xlink:show="embed" xlink:actuate="onLoad"/></draw:frame></text:span><text:span text:style-name="T157">is the observed likelihoods at the tips </text:span><text:span text:style-name="T163">of</text:span><text:span text:style-name="T157"> the k-th fold,</text:span><text:span text:style-name="T157"><draw:frame draw:style-name="fr1" draw:name="Object40" text:anchor-type="as-char" svg:width="0.2126in" svg:height="0.2272in" draw:z-index="39"><draw:object xlink:href="./Object 40" xlink:type="simple" xlink:show="embed" xlink:actuate="onLoad"/><draw:image xlink:href="./ObjectReplacements/Object 40" xlink:type="simple" xlink:show="embed" xlink:actuate="onLoad"/></draw:frame></text:span><text:span text:style-name="T157">are the predicted states for the tips in the k-th fold and</text:span><text:span text:style-name="T157"><draw:frame draw:style-name="fr1" draw:name="Object41" text:anchor-type="as-char" svg:width="0.2154in" svg:height="0.1839in" draw:z-index="40"><draw:object xlink:href="./Object 41" xlink:type="simple" xlink:show="embed" xlink:actuate="onLoad"/><draw:image xlink:href="./ObjectReplacements/Object 41" xlink:type="simple" xlink:show="embed" xlink:actuate="onLoad"/></draw:frame></text:span><text:span text:style-name="T157">is the Jensen-Shannon </text:span><text:span text:style-name="T158">(JS) </text:span><text:span text:style-name="T157">divergence (or any form of divergence). </text:span><text:span text:style-name="T159">The k scores are then averaged over all folds to obtain a single score for the model. </text:span><text:span text:style-name="T158">The JS divergence is chosen because it a symmetric and bounded measure of difference between predicted and observed probability distributions while being robust to zero probabilities. </text:span><text:span text:style-name="T160">An advantage of using tip values to measure the model fit is that the phylogenetic structure remains in tact throughout the entire cross-validation procedure because no tips need to be explicitly dropped when fitting the model. They only need to be set to an unknown value. The samples within a given k-fold are chosen with</text:span><text:span text:style-name="T162">out replacement and with</text:span><text:span text:style-name="T160"> probabilities equal to </text:span><text:span text:style-name="T160"><draw:frame draw:style-name="fr1" draw:name="Object42" text:anchor-type="as-char" svg:width="0.9744in" svg:height="0.2193in" draw:z-index="41"><draw:object xlink:href="./Object 42" xlink:type="simple" xlink:show="embed" xlink:actuate="onLoad"/><draw:image xlink:href="./ObjectReplacements/Object 42" xlink:type="simple" xlink:show="embed" xlink:actuate="onLoad"/></draw:frame></text:span><text:span text:style-name="T161">(Rohlf 2001) </text:span><text:span text:style-name="T162">to ensure phylogenetically even sampling between the k-folds</text:span><text:span text:style-name="T161">. </text:span></text:p>
      <text:p text:style-name="P17"/>
      <text:p text:style-name="P17"><text:soft-page-break/>Simulation </text:p>
      <text:p text:style-name="P17"><text:tab/>test one</text:p>
      <text:p text:style-name="P24">Relatively simple simultion set up to assess the magnitude of the bias as well as examine the variation of the standard model. <text:span text:style-name="T64">I will use RMSE which can break into bias and variance. </text:span></text:p>
      <text:p text:style-name="P17"><text:tab/>test two</text:p>
      <text:p text:style-name="P24">A more focused simulation setup focusing on correlated character evolution. Hidden rate models. And ordered state models. Here I am more interested in whether the chosen model strucutre is in line with the simulating strucutre. To assess wheter we know, I will also fit the standard model.</text:p>
      <text:p text:style-name="P16">Empirical case studies</text:p>
      <text:p text:style-name="P25">Oviparity and vivparity. Limb loss in lizards. Floral morphology. </text:p>
      <text:p text:style-name="P11">Discussion</text:p>
      <text:p text:style-name="P18">Revisiting classic empirical studies</text:p>
      <text:p text:style-name="P26">We find differences? Sometimes? All the time?</text:p>
      <text:p text:style-name="P19">The value of more traits</text:p>
      <text:p text:style-name="P27"><text:span text:style-name="T62">C</text:span>orrelated character evolution allows for information from one character to influence the rate of change of another. This means that if there are areas of the phylogeny or the ancestral state reconstruction where one would be uncertain about a trait if it were modeled independently, when accounting for correlated character evolution we are given access to the shared information (formally mutual information) of the two characters which improves inference (Boyko and Beaulieu 2021). Of course, correlation between discrete characters is a hypothesis rather than a given, and as such it must first be tested. These tests need to be conducted in such a way that the null hypothesis includes character independent rate variation (Boyko and Beaulieu 2023) and thus there are <text:s/>more parameters than the standard independent models (Pagel 1994). </text:p>
      <text:p text:style-name="P19">The cost of regularization...</text:p>
      <text:p text:style-name="P8"><text:span text:style-name="T63">They introduce a bias, but we get a much lower variance. </text:span>How much do low rates really matter? Like we’re not talking about a major bias in most cases, in fact it’s often low and doesn’t seem to have much of a negative impact. But, we get the benefits of the lower varianace. </text:p>
      <text:p text:style-name="P19">Model comparison versus dredge...</text:p>
      <text:p text:style-name="P9"><text:soft-page-break/>Our prior knowledge of macroevolutionary events is rather limited even with fossils. It’s often not clear which model structures should or should not be included. <text:span text:style-name="T60">Though there are certainly cases where we are interested in testing particular hypotheses and that can still be done. It may be worth considering what the optimal model structure could be. </text:span><text:span text:style-name="T61">What are the interpretations of that model? </text:span></text:p>
      <text:p text:style-name="P12">Conclusion</text:p>
      <text:p text:style-name="P7">Determining which models to <text:span text:style-name="T57">test in an empirical</text:span> <text:span text:style-name="T57">setting </text:span>has the potential to be an incredibly valuable process in which biologists structure their PCM to meet the needs of their system. However, if only default models are considered, there is a risk of overlooking potentially reasonable <text:span text:style-name="T46">and important </text:span>model structures. This issue is exacerbated by the fact that the knowledge necessary to manipulate PCMs is often difficult to acquire and may be hidden in highly technical texts, making it challenging for biologists to explore and customize model sets effectively (Cooper et al., 2016). <text:span text:style-name="T58">It is evident that </text:span>a comprehensive model set is <text:span text:style-name="T58">important </text:span><text:span text:style-name="T59">for trustworthy inferences in </text:span>comparative biology <text:span text:style-name="T57">(Rabosky and Goldberg, Beaulieu and O’Meara, Maddfitz, Boyko and Beaulieu)</text:span>. <text:span text:style-name="T59">Nonetheless</text:span>, the growing complexity of <text:span text:style-name="T53">discrete character models make</text:span><text:span text:style-name="T58">s</text:span><text:span text:style-name="T53"> </text:span>it challenging for users to determine <text:span text:style-name="T58">which models are </text:span>potentially realistic and important to consider. The dredge framework may help alleviate this burden, enabling <text:span text:style-name="T53">biologists </text:span>to focus on model interpretations and <text:span text:style-name="T53">potentially </text:span>discover new model structures that may have otherwise never been considered.</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draw:wrap-influence-on-position="once-concurrent" loext:allow-overlap="true">
        <style:columns fo:column-count="1" fo:column-gap="0in"/>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7:01:59.291189151</meta:creation-date>
    <dc:date>2024-06-10T14:26:14.149249028</dc:date>
    <meta:editing-duration>PT11H59M2S</meta:editing-duration>
    <meta:editing-cycles>242</meta:editing-cycles>
    <meta:generator>LibreOffice/7.3.7.2$Linux_X86_64 LibreOffice_project/30$Build-2</meta:generator>
    <meta:document-statistic meta:table-count="0" meta:image-count="0" meta:object-count="42" meta:page-count="8" meta:paragraph-count="42" meta:word-count="3019" meta:character-count="19898" meta:non-whitespace-character-count="16896"/>
  </office:meta>
</office:document-meta>
</file>

<file path=Object 1/content.xml><?xml version="1.0" encoding="utf-8"?>
<math xmlns="http://www.w3.org/1998/Math/MathML" display="block">
  <semantics>
    <mrow>
      <mrow>
        <msub>
          <mi>M</mi>
          <mi mathvariant="italic">er</mi>
        </msub>
        <mo stretchy="false">=</mo>
        <mrow>
          <mo fence="true" form="prefix" stretchy="true">[</mo>
          <mrow>
            <mtable>
              <mtr>
                <mtd>
                  <mn>0</mn>
                </mtd>
                <mtd>
                  <mn>1</mn>
                </mtd>
              </mtr>
              <mtr>
                <mtd>
                  <mn>1</mn>
                </mtd>
                <mtd>
                  <mn>0</mn>
                </mtd>
              </mtr>
            </mtable>
          </mrow>
          <mo fence="true" form="postfix" stretchy="true">]</mo>
        </mrow>
      </mrow>
      <mi>,</mi>
    </mrow>
    <annotation encoding="StarMath 5.0">M _er= left [
matrix {
0 # 1 ##
1 # 0
}
right ],
</annotation>
  </semantics>
</math>
</file>

<file path=Object 10/content.xml><?xml version="1.0" encoding="utf-8"?>
<math xmlns="http://www.w3.org/1998/Math/MathML" display="block">
  <semantics>
    <mrow>
      <mi>L</mi>
      <mrow>
        <mo fence="true" form="prefix" stretchy="false">(</mo>
        <mrow>
          <mrow>
            <mrow>
              <mi>D</mi>
              <mo stretchy="false">∣</mo>
              <mi>Q</mi>
            </mrow>
            <mi>,</mi>
            <mi>Φ</mi>
          </mrow>
        </mrow>
        <mo fence="true" form="postfix" stretchy="false">)</mo>
      </mrow>
    </mrow>
    <annotation encoding="StarMath 5.0">L(D divides Q, Φ)</annotation>
  </semantics>
</math>
</file>

<file path=Object 11/content.xml><?xml version="1.0" encoding="utf-8"?>
<math xmlns="http://www.w3.org/1998/Math/MathML" display="block">
  <semantics>
    <mrow>
      <mi mathvariant="italic">tr</mi>
      <mrow>
        <mo fence="true" form="prefix" stretchy="false">(</mo>
        <mrow>
          <mi>Q</mi>
        </mrow>
        <mo fence="true" form="postfix" stretchy="false">)</mo>
      </mrow>
    </mrow>
    <annotation encoding="StarMath 5.0">tr(Q)</annotation>
  </semantics>
</math>
</file>

<file path=Object 12/content.xml><?xml version="1.0" encoding="utf-8"?>
<math xmlns="http://www.w3.org/1998/Math/MathML" display="block">
  <semantics>
    <mi>λ</mi>
    <annotation encoding="StarMath 5.0">λ</annotation>
  </semantics>
</math>
</file>

<file path=Object 13/content.xml><?xml version="1.0" encoding="utf-8"?>
<math xmlns="http://www.w3.org/1998/Math/MathML" display="block">
  <semantics>
    <msub>
      <mi>M</mi>
      <mi mathvariant="italic">ard</mi>
    </msub>
    <annotation encoding="StarMath 5.0">M_ard</annotation>
  </semantics>
</math>
</file>

<file path=Object 14/content.xml><?xml version="1.0" encoding="utf-8"?>
<math xmlns="http://www.w3.org/1998/Math/MathML" display="block">
  <semantics>
    <msub>
      <mi>M</mi>
      <mi mathvariant="italic">dir</mi>
    </msub>
    <annotation encoding="StarMath 5.0">M_dir</annotation>
  </semantics>
</math>
</file>

<file path=Object 15/content.xml><?xml version="1.0" encoding="utf-8"?>
<math xmlns="http://www.w3.org/1998/Math/MathML" display="block">
  <semantics>
    <msub>
      <mi>M</mi>
      <mi mathvariant="italic">ard</mi>
    </msub>
    <annotation encoding="StarMath 5.0">M_ard</annotation>
  </semantics>
</math>
</file>

<file path=Object 16/content.xml><?xml version="1.0" encoding="utf-8"?>
<math xmlns="http://www.w3.org/1998/Math/MathML" display="block">
  <semantics>
    <mi>λ</mi>
    <annotation encoding="StarMath 5.0">λ</annotation>
  </semantics>
</math>
</file>

<file path=Object 17/content.xml><?xml version="1.0" encoding="utf-8"?>
<math xmlns="http://www.w3.org/1998/Math/MathML" display="block">
  <semantics>
    <mi>λ</mi>
    <annotation encoding="StarMath 5.0">λ</annotation>
  </semantics>
</math>
</file>

<file path=Object 18/content.xml><?xml version="1.0" encoding="utf-8"?>
<math xmlns="http://www.w3.org/1998/Math/MathML" display="block">
  <semantics>
    <msub>
      <mi>M</mi>
      <mi mathvariant="italic">ard</mi>
    </msub>
    <annotation encoding="StarMath 5.0">M_ard</annotation>
  </semantics>
</math>
</file>

<file path=Object 19/content.xml><?xml version="1.0" encoding="utf-8"?>
<math xmlns="http://www.w3.org/1998/Math/MathML" display="block">
  <semantics>
    <msub>
      <mi>M</mi>
      <mi mathvariant="italic">er</mi>
    </msub>
    <annotation encoding="StarMath 5.0">M_er</annotation>
  </semantics>
</math>
</file>

<file path=Object 2/content.xml><?xml version="1.0" encoding="utf-8"?>
<math xmlns="http://www.w3.org/1998/Math/MathML" display="block">
  <semantics>
    <mrow>
      <mrow>
        <mi>Q</mi>
        <mo stretchy="false">=</mo>
        <mrow>
          <mo fence="true" form="prefix" stretchy="true">[</mo>
          <mrow>
            <mtable>
              <mtr>
                <mtd>
                  <mrow>
                    <mo stretchy="false">−</mo>
                    <msub>
                      <mi>q</mi>
                      <mn>12</mn>
                    </msub>
                  </mrow>
                </mtd>
                <mtd>
                  <msub>
                    <mi>q</mi>
                    <mn>12</mn>
                  </msub>
                </mtd>
              </mtr>
              <mtr>
                <mtd>
                  <msub>
                    <mi>q</mi>
                    <mn>21</mn>
                  </msub>
                </mtd>
                <mtd>
                  <mrow>
                    <mo stretchy="false">−</mo>
                    <msub>
                      <mi>q</mi>
                      <mn>21</mn>
                    </msub>
                  </mrow>
                </mtd>
              </mtr>
            </mtable>
          </mrow>
          <mo fence="true" form="postfix" stretchy="true">]</mo>
        </mrow>
      </mrow>
      <mi>.</mi>
    </mrow>
    <annotation encoding="StarMath 5.0">Q = left [
matrix {
-q_12 # q_12 ##
q_21 # -q_21
}
right ].
</annotation>
  </semantics>
</math>
</file>

<file path=Object 20/content.xml><?xml version="1.0" encoding="utf-8"?>
<math xmlns="http://www.w3.org/1998/Math/MathML" display="block">
  <semantics>
    <msub>
      <mi>L</mi>
      <mi mathvariant="italic">reg</mi>
    </msub>
    <annotation encoding="StarMath 5.0">L_reg</annotation>
  </semantics>
</math>
</file>

<file path=Object 21/content.xml><?xml version="1.0" encoding="utf-8"?>
<math xmlns="http://www.w3.org/1998/Math/MathML" display="block">
  <semantics>
    <mi>C</mi>
    <annotation encoding="StarMath 5.0">C</annotation>
  </semantics>
</math>
</file>

<file path=Object 22/content.xml><?xml version="1.0" encoding="utf-8"?>
<math xmlns="http://www.w3.org/1998/Math/MathML" display="block">
  <semantics>
    <mi>S</mi>
    <annotation encoding="StarMath 5.0">S</annotation>
  </semantics>
</math>
</file>

<file path=Object 23/content.xml><?xml version="1.0" encoding="utf-8"?>
<math xmlns="http://www.w3.org/1998/Math/MathML" display="block">
  <semantics>
    <mi>S</mi>
    <annotation encoding="StarMath 5.0">S</annotation>
  </semantics>
</math>
</file>

<file path=Object 24/content.xml><?xml version="1.0" encoding="utf-8"?>
<math xmlns="http://www.w3.org/1998/Math/MathML" display="block">
  <semantics>
    <mi>M</mi>
    <annotation encoding="StarMath 5.0">M</annotation>
  </semantics>
</math>
</file>

<file path=Object 25/content.xml><?xml version="1.0" encoding="utf-8"?>
<math xmlns="http://www.w3.org/1998/Math/MathML" display="block">
  <semantics>
    <mrow>
      <mi mathvariant="normal">Δ</mi>
      <mi mathvariant="italic">AIC</mi>
    </mrow>
    <annotation encoding="StarMath 5.0">%DELTA AIC</annotation>
  </semantics>
</math>
</file>

<file path=Object 26/content.xml><?xml version="1.0" encoding="utf-8"?>
<math xmlns="http://www.w3.org/1998/Math/MathML" display="block">
  <semantics>
    <msub>
      <mi>L</mi>
      <mi mathvariant="italic">reg</mi>
    </msub>
    <annotation encoding="StarMath 5.0">L_reg</annotation>
  </semantics>
</math>
</file>

<file path=Object 27/content.xml><?xml version="1.0" encoding="utf-8"?>
<math xmlns="http://www.w3.org/1998/Math/MathML" display="block">
  <semantics>
    <mrow>
      <mi mathvariant="normal">Δ</mi>
      <mi mathvariant="italic">AIC</mi>
    </mrow>
    <annotation encoding="StarMath 5.0">%DELTA AIC</annotation>
  </semantics>
</math>
</file>

<file path=Object 28/content.xml><?xml version="1.0" encoding="utf-8"?>
<math xmlns="http://www.w3.org/1998/Math/MathML" display="block">
  <semantics>
    <msub>
      <mi>L</mi>
      <mi mathvariant="italic">reg</mi>
    </msub>
    <annotation encoding="StarMath 5.0">L_reg</annotation>
  </semantics>
</math>
</file>

<file path=Object 29/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row>
      <msub>
        <mi>q</mi>
        <mn>12</mn>
      </msub>
      <mo stretchy="false">=</mo>
      <msub>
        <mi>q</mi>
        <mn>21</mn>
      </msub>
    </mrow>
    <annotation encoding="StarMath 5.0">q_12 = q_21</annotation>
  </semantics>
</math>
</file>

<file path=Object 30/content.xml><?xml version="1.0" encoding="utf-8"?>
<math xmlns="http://www.w3.org/1998/Math/MathML" display="block">
  <semantics>
    <mi>λ</mi>
    <annotation encoding="StarMath 5.0">λ</annotation>
  </semantics>
</math>
</file>

<file path=Object 31/content.xml><?xml version="1.0" encoding="utf-8"?>
<math xmlns="http://www.w3.org/1998/Math/MathML" display="block">
  <semantics>
    <mi>λ</mi>
    <annotation encoding="StarMath 5.0">λ</annotation>
  </semantics>
</math>
</file>

<file path=Object 32/content.xml><?xml version="1.0" encoding="utf-8"?>
<math xmlns="http://www.w3.org/1998/Math/MathML" display="block">
  <semantics>
    <mrow>
      <mi>S</mi>
      <mo stretchy="false">=</mo>
      <mrow>
        <munderover>
          <mo stretchy="false">∏</mo>
          <mrow>
            <mi>m</mi>
            <mo stretchy="false">=</mo>
            <mn>1</mn>
          </mrow>
          <mi>C</mi>
        </munderover>
        <msub>
          <mi>s</mi>
          <mi>m</mi>
        </msub>
      </mrow>
    </mrow>
    <annotation encoding="StarMath 5.0">S = prod from {m = 1} to C {s_m}</annotation>
  </semantics>
</math>
</file>

<file path=Object 33/content.xml><?xml version="1.0" encoding="utf-8"?>
<math xmlns="http://www.w3.org/1998/Math/MathML" display="block">
  <semantics>
    <msub>
      <mi>s</mi>
      <mi>m</mi>
    </msub>
    <annotation encoding="StarMath 5.0">s_m</annotation>
  </semantics>
</math>
</file>

<file path=Object 34/content.xml><?xml version="1.0" encoding="utf-8"?>
<math xmlns="http://www.w3.org/1998/Math/MathML" display="block">
  <semantics>
    <mi>m</mi>
    <annotation encoding="StarMath 5.0">m</annotation>
  </semantics>
</math>
</file>

<file path=Object 35/content.xml><?xml version="1.0" encoding="utf-8"?>
<math xmlns="http://www.w3.org/1998/Math/MathML" display="block">
  <semantics>
    <mrow>
      <mi>k</mi>
      <mo stretchy="false">=</mo>
      <mrow>
        <mi>S</mi>
        <mo stretchy="false">×</mo>
        <mrow>
          <mo fence="true" form="prefix" stretchy="false">(</mo>
          <mrow>
            <mrow>
              <mi>S</mi>
              <mo stretchy="false">−</mo>
              <mn>1</mn>
            </mrow>
          </mrow>
          <mo fence="true" form="postfix" stretchy="false">)</mo>
        </mrow>
      </mrow>
    </mrow>
    <annotation encoding="StarMath 5.0">k = S times (S-1)</annotation>
  </semantics>
</math>
</file>

<file path=Object 36/content.xml><?xml version="1.0" encoding="utf-8"?>
<math xmlns="http://www.w3.org/1998/Math/MathML" display="block">
  <semantics>
    <mrow>
      <mi>k</mi>
      <mo stretchy="false">=</mo>
      <mrow>
        <mrow>
          <mo fence="true" form="prefix" stretchy="false">(</mo>
          <mrow>
            <mrow>
              <munderover>
                <mo stretchy="false">∑</mo>
                <mrow>
                  <mi>m</mi>
                  <mo stretchy="false">=</mo>
                  <mn>1</mn>
                </mrow>
                <mi>C</mi>
              </munderover>
              <mrow>
                <mo fence="true" form="prefix" stretchy="false">(</mo>
                <mrow>
                  <mrow>
                    <msub>
                      <mi>s</mi>
                      <mi>m</mi>
                    </msub>
                    <mo stretchy="false">−</mo>
                    <mn>1</mn>
                  </mrow>
                </mrow>
                <mo fence="true" form="postfix" stretchy="false">)</mo>
              </mrow>
            </mrow>
          </mrow>
          <mo fence="true" form="postfix" stretchy="false">)</mo>
        </mrow>
        <mo stretchy="false">×</mo>
        <mi>S</mi>
      </mrow>
    </mrow>
    <annotation encoding="StarMath 5.0">k= (sum from {m = 1} to C {(s_m-1)}) times S</annotation>
  </semantics>
</math>
</file>

<file path=Object 37/content.xml><?xml version="1.0" encoding="utf-8"?>
<math xmlns="http://www.w3.org/1998/Math/MathML" display="block">
  <semantics>
    <mrow>
      <mrow>
        <msub>
          <mi mathvariant="italic">score</mi>
          <mi>k</mi>
        </msub>
        <mo stretchy="false">=</mo>
        <mfrac>
          <mn>1</mn>
          <msub>
            <mi>N</mi>
            <mi>k</mi>
          </msub>
        </mfrac>
      </mrow>
      <mrow>
        <munderover>
          <mo stretchy="false">∑</mo>
          <mrow>
            <mi>i</mi>
            <mo stretchy="false">=</mo>
            <mn>1</mn>
          </mrow>
          <msub>
            <mi>N</mi>
            <mi>k</mi>
          </msub>
        </munderover>
        <mrow>
          <mi>D</mi>
          <mrow>
            <mo fence="true" form="prefix" stretchy="false">(</mo>
            <mrow>
              <mrow>
                <msub>
                  <mi>L</mi>
                  <mi>i</mi>
                </msub>
                <mi>,</mi>
                <mover accent="true">
                  <msub>
                    <mi>L</mi>
                    <mi>i</mi>
                  </msub>
                  <mo stretchy="false">^</mo>
                </mover>
              </mrow>
            </mrow>
            <mo fence="true" form="postfix" stretchy="false">)</mo>
          </mrow>
        </mrow>
      </mrow>
    </mrow>
    <annotation encoding="StarMath 5.0">score_k = {1} over {N_k} sum from {i=1} to N_k {D(L_i, hat L_i)}
</annotation>
  </semantics>
</math>
</file>

<file path=Object 38/content.xml><?xml version="1.0" encoding="utf-8"?>
<math xmlns="http://www.w3.org/1998/Math/MathML" display="block">
  <semantics>
    <msub>
      <mi>N</mi>
      <mi>k</mi>
    </msub>
    <annotation encoding="StarMath 5.0">N_k</annotation>
  </semantics>
</math>
</file>

<file path=Object 39/content.xml><?xml version="1.0" encoding="utf-8"?>
<math xmlns="http://www.w3.org/1998/Math/MathML" display="block">
  <semantics>
    <msub>
      <mi>L</mi>
      <mi>i</mi>
    </msub>
    <annotation encoding="StarMath 5.0">L_i</annotation>
  </semantics>
</math>
</file>

<file path=Object 4/content.xml><?xml version="1.0" encoding="utf-8"?>
<math xmlns="http://www.w3.org/1998/Math/MathML" display="block">
  <semantics>
    <mrow>
      <mrow>
        <msub>
          <mi>M</mi>
          <mi mathvariant="italic">dir</mi>
        </msub>
        <mo stretchy="false">=</mo>
        <mrow>
          <mo fence="true" form="prefix" stretchy="true">[</mo>
          <mrow>
            <mtable>
              <mtr>
                <mtd>
                  <mn>0</mn>
                </mtd>
                <mtd>
                  <mn>1</mn>
                </mtd>
              </mtr>
              <mtr>
                <mtd>
                  <mn>0</mn>
                </mtd>
                <mtd>
                  <mn>0</mn>
                </mtd>
              </mtr>
            </mtable>
          </mrow>
          <mo fence="true" form="postfix" stretchy="true">]</mo>
        </mrow>
      </mrow>
      <mi>,</mi>
    </mrow>
    <annotation encoding="StarMath 5.0">M_dir = left [
matrix {
0 # 1 ##
0 # 0
}
right ],
</annotation>
  </semantics>
</math>
</file>

<file path=Object 40/content.xml><?xml version="1.0" encoding="utf-8"?>
<math xmlns="http://www.w3.org/1998/Math/MathML" display="block">
  <semantics>
    <mover accent="true">
      <msub>
        <mi>L</mi>
        <mi>i</mi>
      </msub>
      <mo stretchy="false">^</mo>
    </mover>
    <annotation encoding="StarMath 5.0">hat L_i</annotation>
  </semantics>
</math>
</file>

<file path=Object 41/content.xml><?xml version="1.0" encoding="utf-8"?>
<math xmlns="http://www.w3.org/1998/Math/MathML" display="block">
  <semantics>
    <mi>D</mi>
    <annotation encoding="StarMath 5.0">D</annotation>
  </semantics>
</math>
</file>

<file path=Object 42/content.xml><?xml version="1.0" encoding="utf-8"?>
<math xmlns="http://www.w3.org/1998/Math/MathML" display="block">
  <semantics>
    <mrow>
      <mrow>
        <mi>w</mi>
        <mo stretchy="false">=</mo>
        <mrow>
          <mo fence="true" form="prefix" stretchy="false">(</mo>
          <mrow>
            <mrow>
              <msup>
                <mi>I</mi>
                <mi>T</mi>
              </msup>
              <msup>
                <mi>C</mi>
                <mrow>
                  <mo stretchy="false">−</mo>
                  <mn>1</mn>
                </mrow>
              </msup>
            </mrow>
          </mrow>
          <mo fence="true" form="postfix" stretchy="false">)</mo>
        </mrow>
      </mrow>
      <mover accent="true">
        <mn>1</mn>
        <mo stretchy="false">⃗</mo>
      </mover>
    </mrow>
    <annotation encoding="StarMath 5.0">w = (I^T C^{-1})vec 1
</annotation>
  </semantics>
</math>
</file>

<file path=Object 5/content.xml><?xml version="1.0" encoding="utf-8"?>
<math xmlns="http://www.w3.org/1998/Math/MathML" display="block">
  <semantics>
    <mrow>
      <mrow>
        <msub>
          <mi>M</mi>
          <mi mathvariant="italic">ard</mi>
        </msub>
        <mo stretchy="false">=</mo>
        <mrow>
          <mo fence="true" form="prefix" stretchy="true">[</mo>
          <mrow>
            <mtable>
              <mtr>
                <mtd>
                  <mn>0</mn>
                </mtd>
                <mtd>
                  <mn>2</mn>
                </mtd>
              </mtr>
              <mtr>
                <mtd>
                  <mn>1</mn>
                </mtd>
                <mtd>
                  <mn>0</mn>
                </mtd>
              </mtr>
            </mtable>
          </mrow>
          <mo fence="true" form="postfix" stretchy="true">]</mo>
        </mrow>
      </mrow>
      <mi>,</mi>
    </mrow>
    <annotation encoding="StarMath 5.0">M _ard= left [
matrix {
0 # 2 ##
1 # 0
}
right ],
</annotation>
  </semantics>
</math>
</file>

<file path=Object 6/content.xml><?xml version="1.0" encoding="utf-8"?>
<math xmlns="http://www.w3.org/1998/Math/MathML" display="block">
  <semantics>
    <mrow>
      <msub>
        <mi>q</mi>
        <mn>12</mn>
      </msub>
      <mo stretchy="false">≠</mo>
      <msub>
        <mi>q</mi>
        <mn>21</mn>
      </msub>
    </mrow>
    <annotation encoding="StarMath 5.0">q_12 &lt;&gt; q_21</annotation>
  </semantics>
</math>
</file>

<file path=Object 7/content.xml><?xml version="1.0" encoding="utf-8"?>
<math xmlns="http://www.w3.org/1998/Math/MathML" display="block">
  <semantics>
    <mrow>
      <msub>
        <mi>q</mi>
        <mn>21</mn>
      </msub>
      <mo stretchy="false">=</mo>
      <mn>0.</mn>
    </mrow>
    <annotation encoding="StarMath 5.0">q_21 = 0.</annotation>
  </semantics>
</math>
</file>

<file path=Object 8/content.xml><?xml version="1.0" encoding="utf-8"?>
<math xmlns="http://www.w3.org/1998/Math/MathML" display="block">
  <semantics>
    <mrow>
      <mrow>
        <mi>L</mi>
        <mo stretchy="false">=</mo>
        <mi>P</mi>
      </mrow>
      <mrow>
        <mo fence="true" form="prefix" stretchy="false">(</mo>
        <mrow>
          <mrow>
            <mrow>
              <mi>D</mi>
              <mo stretchy="false">∣</mo>
              <mi>Q</mi>
            </mrow>
            <mi>,</mi>
            <mi>Φ</mi>
          </mrow>
        </mrow>
        <mo fence="true" form="postfix" stretchy="false">)</mo>
      </mrow>
    </mrow>
    <annotation encoding="StarMath 5.0"> L = P(D divides Q,Φ)</annotation>
  </semantics>
</math>
</file>

<file path=Object 9/content.xml><?xml version="1.0" encoding="utf-8"?>
<math xmlns="http://www.w3.org/1998/Math/MathML" display="block">
  <semantics>
    <mrow>
      <msub>
        <mi>L</mi>
        <mi mathvariant="italic">reg</mi>
      </msub>
      <mrow>
        <mrow>
          <mo fence="true" form="prefix" stretchy="false">(</mo>
          <mrow>
            <mrow>
              <mrow>
                <mi>D</mi>
                <mo stretchy="false">∣</mo>
                <mi>Q</mi>
              </mrow>
              <mi>,</mi>
              <mi>Φ</mi>
              <mi>;</mi>
              <mi>λ</mi>
            </mrow>
          </mrow>
          <mo fence="true" form="postfix" stretchy="false">)</mo>
        </mrow>
        <mo stretchy="false">=</mo>
        <mi>L</mi>
      </mrow>
      <mrow>
        <mrow>
          <mo fence="true" form="prefix" stretchy="false">(</mo>
          <mrow>
            <mrow>
              <mrow>
                <mi>D</mi>
                <mo stretchy="false">∣</mo>
                <mi>Q</mi>
              </mrow>
              <mi>,</mi>
              <mi>Φ</mi>
            </mrow>
          </mrow>
          <mo fence="true" form="postfix" stretchy="false">)</mo>
        </mrow>
        <mo stretchy="false">−</mo>
        <mi>λ</mi>
      </mrow>
      <mi mathvariant="italic">tr</mi>
      <mrow>
        <mo fence="true" form="prefix" stretchy="false">(</mo>
        <mrow>
          <mi>Q</mi>
        </mrow>
        <mo fence="true" form="postfix" stretchy="false">)</mo>
      </mrow>
      <mi>,</mi>
    </mrow>
    <annotation encoding="StarMath 5.0">L_{reg}(D divides Q, Φ; λ) = L(D divides Q, Φ) - λ tr(Q),
</annotation>
  </semantics>
</math>
</file>